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2" style:family="table-cell" style:parent-style-name="Default">
      <style:table-cell-properties fo:background-color="#182f7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fo:background-color="#182f7c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182f7c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#fcd4d1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fo:background-color="#fcd4d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182f7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182f7c"/>
      <style:text-properties fo:color="#ffffff" fo:font-weight="bold" style:font-weight-asian="bold" style:font-weight-complex="bold"/>
    </style:style>
    <style:style style:name="ce8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ity" table:style-name="ta1">
        <office:forms form:automatic-focus="false" form:apply-design-mode="false"/>
        <table:shapes>
          <draw:frame draw:z-index="0" draw:style-name="gr1" draw:text-style-name="P1" svg:width="159.97mm" svg:height="90.04mm" svg:x="316.63mm" svg:y="3.73mm">
            <draw:object draw:notify-on-update-of-ranges="Parity.A27:Parity.A32 Parity.B26:Parity.B26 Parity.B27:Parity.B32 Parity.C26:Parity.C26 Parity.C27:Parity.C32 Parity.D26:Parity.D26 Parity.D27:Parity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44.09mm" svg:height="81.05mm" svg:x="322.05mm" svg:y="104.4mm">
            <draw:object draw:notify-on-update-of-ranges="Parity.A26:Parity.A26 Parity.A30:Parity.A32 Parity.B26:Parity.B26 Parity.B30:Parity.B32 Parity.C26:Parity.C26 Parity.C30:Parity.C32 Parity.D26:Parity.D26 Parity.D30:Parity.D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92"/>
        <table:table-column table:style-name="co1" table:number-columns-repeated="10" table:default-cell-style-name="ce96"/>
        <table:table-column table:style-name="co1" table:default-cell-style-name="ce9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-O0</text:p>
          </table:table-cell>
          <table:table-cell table:style-name="ce94" office:value-type="string" calcext:value-type="string">
            <text:p>Ejecución 1</text:p>
          </table:table-cell>
          <table:table-cell table:style-name="ce94" office:value-type="string" calcext:value-type="string">
            <text:p>Ejecución 2</text:p>
          </table:table-cell>
          <table:table-cell table:style-name="ce94" office:value-type="string" calcext:value-type="string">
            <text:p>Ejecución 3</text:p>
          </table:table-cell>
          <table:table-cell table:style-name="ce94" office:value-type="string" calcext:value-type="string">
            <text:p>Ejecución 4</text:p>
          </table:table-cell>
          <table:table-cell table:style-name="ce94" office:value-type="string" calcext:value-type="string">
            <text:p>Ejecución 5</text:p>
          </table:table-cell>
          <table:table-cell table:style-name="ce94" office:value-type="string" calcext:value-type="string">
            <text:p>Ejecución 6</text:p>
          </table:table-cell>
          <table:table-cell table:style-name="ce94" office:value-type="string" calcext:value-type="string">
            <text:p>Ejecución 7</text:p>
          </table:table-cell>
          <table:table-cell table:style-name="ce94" office:value-type="string" calcext:value-type="string">
            <text:p>Ejecución 8</text:p>
          </table:table-cell>
          <table:table-cell table:style-name="ce94" office:value-type="string" calcext:value-type="string">
            <text:p>Ejecución 9</text:p>
          </table:table-cell>
          <table:table-cell table:style-name="ce94" office:value-type="string" calcext:value-type="string">
            <text:p>Ejecución 10</text:p>
          </table:table-cell>
          <table:table-cell table:style-name="ce94" office:value-type="string" calcext:value-type="string">
            <text:p>M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sión 1</text:p>
          </table:table-cell>
          <table:table-cell table:style-name="ce95" office:value-type="float" office:value="79347" calcext:value-type="float">
            <text:p>79347</text:p>
          </table:table-cell>
          <table:table-cell table:style-name="ce95" office:value-type="float" office:value="83992" calcext:value-type="float">
            <text:p>83992</text:p>
          </table:table-cell>
          <table:table-cell table:style-name="ce95" office:value-type="float" office:value="76217" calcext:value-type="float">
            <text:p>76217</text:p>
          </table:table-cell>
          <table:table-cell table:style-name="ce95" office:value-type="float" office:value="76982" calcext:value-type="float">
            <text:p>76982</text:p>
          </table:table-cell>
          <table:table-cell table:style-name="ce95" office:value-type="float" office:value="75402" calcext:value-type="float">
            <text:p>75402</text:p>
          </table:table-cell>
          <table:table-cell table:style-name="ce95" office:value-type="float" office:value="77290" calcext:value-type="float">
            <text:p>77290</text:p>
          </table:table-cell>
          <table:table-cell table:style-name="ce95" office:value-type="float" office:value="74930" calcext:value-type="float">
            <text:p>74930</text:p>
          </table:table-cell>
          <table:table-cell table:style-name="ce95" office:value-type="float" office:value="80158" calcext:value-type="float">
            <text:p>80158</text:p>
          </table:table-cell>
          <table:table-cell table:style-name="ce95" office:value-type="float" office:value="78346" calcext:value-type="float">
            <text:p>78346</text:p>
          </table:table-cell>
          <table:table-cell table:style-name="ce95" office:value-type="float" office:value="75320" calcext:value-type="float">
            <text:p>75320</text:p>
          </table:table-cell>
          <table:table-cell table:formula="of:=SUM([.B2:.K2])/10" office:value-type="float" office:value="77798.4" calcext:value-type="float">
            <text:p>77798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2</text:p>
          </table:table-cell>
          <table:table-cell table:style-name="ce95" office:value-type="float" office:value="76086" calcext:value-type="float">
            <text:p>76086</text:p>
          </table:table-cell>
          <table:table-cell table:style-name="ce95" office:value-type="float" office:value="76642" calcext:value-type="float">
            <text:p>76642</text:p>
          </table:table-cell>
          <table:table-cell table:style-name="ce95" office:value-type="float" office:value="75415" calcext:value-type="float">
            <text:p>75415</text:p>
          </table:table-cell>
          <table:table-cell table:style-name="ce95" office:value-type="float" office:value="75143" calcext:value-type="float">
            <text:p>75143</text:p>
          </table:table-cell>
          <table:table-cell table:style-name="ce95" office:value-type="float" office:value="74674" calcext:value-type="float">
            <text:p>74674</text:p>
          </table:table-cell>
          <table:table-cell table:style-name="ce95" office:value-type="float" office:value="76206" calcext:value-type="float">
            <text:p>76206</text:p>
          </table:table-cell>
          <table:table-cell table:style-name="ce95" office:value-type="float" office:value="74926" calcext:value-type="float">
            <text:p>74926</text:p>
          </table:table-cell>
          <table:table-cell table:style-name="ce95" office:value-type="float" office:value="77909" calcext:value-type="float">
            <text:p>77909</text:p>
          </table:table-cell>
          <table:table-cell table:style-name="ce95" office:value-type="float" office:value="76236" calcext:value-type="float">
            <text:p>76236</text:p>
          </table:table-cell>
          <table:table-cell table:style-name="ce95" office:value-type="float" office:value="75377" calcext:value-type="float">
            <text:p>75377</text:p>
          </table:table-cell>
          <table:table-cell table:formula="of:=SUM([.B3:.K3])/10" office:value-type="float" office:value="75861.4" calcext:value-type="float">
            <text:p>7586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3</text:p>
          </table:table-cell>
          <table:table-cell table:style-name="ce95" office:value-type="float" office:value="38056" calcext:value-type="float">
            <text:p>38056</text:p>
          </table:table-cell>
          <table:table-cell table:style-name="ce95" office:value-type="float" office:value="38523" calcext:value-type="float">
            <text:p>38523</text:p>
          </table:table-cell>
          <table:table-cell table:style-name="ce95" office:value-type="float" office:value="40105" calcext:value-type="float">
            <text:p>40105</text:p>
          </table:table-cell>
          <table:table-cell table:style-name="ce95" office:value-type="float" office:value="40396" calcext:value-type="float">
            <text:p>40396</text:p>
          </table:table-cell>
          <table:table-cell table:style-name="ce95" office:value-type="float" office:value="39571" calcext:value-type="float">
            <text:p>39571</text:p>
          </table:table-cell>
          <table:table-cell table:style-name="ce95" office:value-type="float" office:value="39389" calcext:value-type="float">
            <text:p>39389</text:p>
          </table:table-cell>
          <table:table-cell table:style-name="ce95" office:value-type="float" office:value="40583" calcext:value-type="float">
            <text:p>40583</text:p>
          </table:table-cell>
          <table:table-cell table:style-name="ce95" office:value-type="float" office:value="41700" calcext:value-type="float">
            <text:p>41700</text:p>
          </table:table-cell>
          <table:table-cell table:style-name="ce95" office:value-type="float" office:value="40423" calcext:value-type="float">
            <text:p>40423</text:p>
          </table:table-cell>
          <table:table-cell table:style-name="ce95" office:value-type="float" office:value="40457" calcext:value-type="float">
            <text:p>40457</text:p>
          </table:table-cell>
          <table:table-cell table:formula="of:=SUM([.B4:.K4])/10" office:value-type="float" office:value="39920.3" calcext:value-type="float">
            <text:p>39920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4</text:p>
          </table:table-cell>
          <table:table-cell table:style-name="ce95" office:value-type="float" office:value="9903" calcext:value-type="float">
            <text:p>9903</text:p>
          </table:table-cell>
          <table:table-cell table:style-name="ce95" office:value-type="float" office:value="10109" calcext:value-type="float">
            <text:p>10109</text:p>
          </table:table-cell>
          <table:table-cell table:style-name="ce95" office:value-type="float" office:value="10173" calcext:value-type="float">
            <text:p>10173</text:p>
          </table:table-cell>
          <table:table-cell table:style-name="ce95" office:value-type="float" office:value="9372" calcext:value-type="float">
            <text:p>9372</text:p>
          </table:table-cell>
          <table:table-cell table:style-name="ce95" office:value-type="float" office:value="10312" calcext:value-type="float">
            <text:p>10312</text:p>
          </table:table-cell>
          <table:table-cell table:style-name="ce95" office:value-type="float" office:value="9462" calcext:value-type="float">
            <text:p>9462</text:p>
          </table:table-cell>
          <table:table-cell table:style-name="ce95" office:value-type="float" office:value="9894" calcext:value-type="float">
            <text:p>9894</text:p>
          </table:table-cell>
          <table:table-cell table:style-name="ce95" office:value-type="float" office:value="9659" calcext:value-type="float">
            <text:p>9659</text:p>
          </table:table-cell>
          <table:table-cell table:style-name="ce95" office:value-type="float" office:value="9883" calcext:value-type="float">
            <text:p>9883</text:p>
          </table:table-cell>
          <table:table-cell table:style-name="ce95" office:value-type="float" office:value="9431" calcext:value-type="float">
            <text:p>9431</text:p>
          </table:table-cell>
          <table:table-cell table:formula="of:=SUM([.B5:.K5])/10" office:value-type="float" office:value="9819.8" calcext:value-type="float">
            <text:p>9819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5</text:p>
          </table:table-cell>
          <table:table-cell table:style-name="ce95" office:value-type="float" office:value="11535" calcext:value-type="float">
            <text:p>11535</text:p>
          </table:table-cell>
          <table:table-cell table:style-name="ce95" office:value-type="float" office:value="11588" calcext:value-type="float">
            <text:p>11588</text:p>
          </table:table-cell>
          <table:table-cell table:style-name="ce95" office:value-type="float" office:value="11759" calcext:value-type="float">
            <text:p>11759</text:p>
          </table:table-cell>
          <table:table-cell table:style-name="ce95" office:value-type="float" office:value="11463" calcext:value-type="float">
            <text:p>11463</text:p>
          </table:table-cell>
          <table:table-cell table:style-name="ce95" office:value-type="float" office:value="11937" calcext:value-type="float">
            <text:p>11937</text:p>
          </table:table-cell>
          <table:table-cell table:style-name="ce95" office:value-type="float" office:value="10940" calcext:value-type="float">
            <text:p>10940</text:p>
          </table:table-cell>
          <table:table-cell table:style-name="ce95" office:value-type="float" office:value="11690" calcext:value-type="float">
            <text:p>11690</text:p>
          </table:table-cell>
          <table:table-cell table:style-name="ce95" office:value-type="float" office:value="11712" calcext:value-type="float">
            <text:p>11712</text:p>
          </table:table-cell>
          <table:table-cell table:style-name="ce95" office:value-type="float" office:value="11517" calcext:value-type="float">
            <text:p>11517</text:p>
          </table:table-cell>
          <table:table-cell table:style-name="ce95" office:value-type="float" office:value="11967" calcext:value-type="float">
            <text:p>11967</text:p>
          </table:table-cell>
          <table:table-cell table:formula="of:=SUM([.B6:.K6])/10" office:value-type="float" office:value="11610.8" calcext:value-type="float">
            <text:p>11610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6</text:p>
          </table:table-cell>
          <table:table-cell office:value-type="float" office:value="3035" calcext:value-type="float">
            <text:p>3035</text:p>
          </table:table-cell>
          <table:table-cell office:value-type="float" office:value="2981" calcext:value-type="float">
            <text:p>2981</text:p>
          </table:table-cell>
          <table:table-cell office:value-type="float" office:value="2969" calcext:value-type="float">
            <text:p>2969</text:p>
          </table:table-cell>
          <table:table-cell office:value-type="float" office:value="2960" calcext:value-type="float">
            <text:p>2960</text:p>
          </table:table-cell>
          <table:table-cell office:value-type="float" office:value="3010" calcext:value-type="float">
            <text:p>3010</text:p>
          </table:table-cell>
          <table:table-cell office:value-type="float" office:value="3070" calcext:value-type="float">
            <text:p>3070</text:p>
          </table:table-cell>
          <table:table-cell office:value-type="float" office:value="3015" calcext:value-type="float">
            <text:p>3015</text:p>
          </table:table-cell>
          <table:table-cell office:value-type="float" office:value="2998" calcext:value-type="float">
            <text:p>2998</text:p>
          </table:table-cell>
          <table:table-cell office:value-type="float" office:value="2989" calcext:value-type="float">
            <text:p>2989</text:p>
          </table:table-cell>
          <table:table-cell office:value-type="float" office:value="3009" calcext:value-type="float">
            <text:p>3009</text:p>
          </table:table-cell>
          <table:table-cell table:formula="of:=SUM([.B7:.K7])/10" office:value-type="float" office:value="3003.6" calcext:value-type="float">
            <text:p>3003,6</text:p>
          </table:table-cell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7"/>
          <table:table-cell table:style-name="ce3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-O1</text:p>
          </table:table-cell>
          <table:table-cell table:style-name="ce92" office:value-type="string" calcext:value-type="string">
            <text:p>Ejecución 1</text:p>
          </table:table-cell>
          <table:table-cell table:style-name="ce92" office:value-type="string" calcext:value-type="string">
            <text:p>Ejecución 2</text:p>
          </table:table-cell>
          <table:table-cell table:style-name="ce92" office:value-type="string" calcext:value-type="string">
            <text:p>Ejecución 3</text:p>
          </table:table-cell>
          <table:table-cell table:style-name="ce92" office:value-type="string" calcext:value-type="string">
            <text:p>Ejecución 4</text:p>
          </table:table-cell>
          <table:table-cell table:style-name="ce92" office:value-type="string" calcext:value-type="string">
            <text:p>Ejecución 5</text:p>
          </table:table-cell>
          <table:table-cell table:style-name="ce92" office:value-type="string" calcext:value-type="string">
            <text:p>Ejecución 6</text:p>
          </table:table-cell>
          <table:table-cell table:style-name="ce92" office:value-type="string" calcext:value-type="string">
            <text:p>Ejecución 7</text:p>
          </table:table-cell>
          <table:table-cell table:style-name="ce92" office:value-type="string" calcext:value-type="string">
            <text:p>Ejecución 8</text:p>
          </table:table-cell>
          <table:table-cell table:style-name="ce92" office:value-type="string" calcext:value-type="string">
            <text:p>Ejecución 9</text:p>
          </table:table-cell>
          <table:table-cell table:style-name="ce92" office:value-type="string" calcext:value-type="string">
            <text:p>Ejecución 10</text:p>
          </table:table-cell>
          <table:table-cell table:style-name="ce92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1</text:p>
          </table:table-cell>
          <table:table-cell office:value-type="float" office:value="26671" calcext:value-type="float">
            <text:p>26671</text:p>
          </table:table-cell>
          <table:table-cell office:value-type="float" office:value="26047" calcext:value-type="float">
            <text:p>26047</text:p>
          </table:table-cell>
          <table:table-cell office:value-type="float" office:value="58179" calcext:value-type="float">
            <text:p>58179</text:p>
          </table:table-cell>
          <table:table-cell office:value-type="float" office:value="27913" calcext:value-type="float">
            <text:p>27913</text:p>
          </table:table-cell>
          <table:table-cell office:value-type="float" office:value="47333" calcext:value-type="float">
            <text:p>47333</text:p>
          </table:table-cell>
          <table:table-cell office:value-type="float" office:value="25328" calcext:value-type="float">
            <text:p>25328</text:p>
          </table:table-cell>
          <table:table-cell office:value-type="float" office:value="28788" calcext:value-type="float">
            <text:p>28788</text:p>
          </table:table-cell>
          <table:table-cell office:value-type="float" office:value="26065" calcext:value-type="float">
            <text:p>26065</text:p>
          </table:table-cell>
          <table:table-cell office:value-type="float" office:value="26058" calcext:value-type="float">
            <text:p>26058</text:p>
          </table:table-cell>
          <table:table-cell office:value-type="float" office:value="25410" calcext:value-type="float">
            <text:p>25410</text:p>
          </table:table-cell>
          <table:table-cell table:formula="of:=SUM([.B10:.K10])/10" office:value-type="float" office:value="31779.2" calcext:value-type="float">
            <text:p>31779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2</text:p>
          </table:table-cell>
          <table:table-cell office:value-type="float" office:value="26139" calcext:value-type="float">
            <text:p>26139</text:p>
          </table:table-cell>
          <table:table-cell office:value-type="float" office:value="25709" calcext:value-type="float">
            <text:p>25709</text:p>
          </table:table-cell>
          <table:table-cell office:value-type="float" office:value="25346" calcext:value-type="float">
            <text:p>25346</text:p>
          </table:table-cell>
          <table:table-cell office:value-type="float" office:value="26346" calcext:value-type="float">
            <text:p>26346</text:p>
          </table:table-cell>
          <table:table-cell office:value-type="float" office:value="25985" calcext:value-type="float">
            <text:p>25985</text:p>
          </table:table-cell>
          <table:table-cell office:value-type="float" office:value="26777" calcext:value-type="float">
            <text:p>26777</text:p>
          </table:table-cell>
          <table:table-cell office:value-type="float" office:value="27695" calcext:value-type="float">
            <text:p>27695</text:p>
          </table:table-cell>
          <table:table-cell office:value-type="float" office:value="25928" calcext:value-type="float">
            <text:p>25928</text:p>
          </table:table-cell>
          <table:table-cell office:value-type="float" office:value="24770" calcext:value-type="float">
            <text:p>24770</text:p>
          </table:table-cell>
          <table:table-cell office:value-type="float" office:value="26504" calcext:value-type="float">
            <text:p>26504</text:p>
          </table:table-cell>
          <table:table-cell table:formula="of:=SUM([.B11:.K11])/10" office:value-type="float" office:value="26119.9" calcext:value-type="float">
            <text:p>26119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3</text:p>
          </table:table-cell>
          <table:table-cell office:value-type="float" office:value="7127" calcext:value-type="float">
            <text:p>7127</text:p>
          </table:table-cell>
          <table:table-cell office:value-type="float" office:value="7138" calcext:value-type="float">
            <text:p>7138</text:p>
          </table:table-cell>
          <table:table-cell office:value-type="float" office:value="10944" calcext:value-type="float">
            <text:p>10944</text:p>
          </table:table-cell>
          <table:table-cell office:value-type="float" office:value="7264" calcext:value-type="float">
            <text:p>7264</text:p>
          </table:table-cell>
          <table:table-cell office:value-type="float" office:value="5969" calcext:value-type="float">
            <text:p>5969</text:p>
          </table:table-cell>
          <table:table-cell office:value-type="float" office:value="7613" calcext:value-type="float">
            <text:p>7613</text:p>
          </table:table-cell>
          <table:table-cell office:value-type="float" office:value="8503" calcext:value-type="float">
            <text:p>8503</text:p>
          </table:table-cell>
          <table:table-cell office:value-type="float" office:value="7481" calcext:value-type="float">
            <text:p>7481</text:p>
          </table:table-cell>
          <table:table-cell office:value-type="float" office:value="11755" calcext:value-type="float">
            <text:p>11755</text:p>
          </table:table-cell>
          <table:table-cell office:value-type="float" office:value="7368" calcext:value-type="float">
            <text:p>7368</text:p>
          </table:table-cell>
          <table:table-cell table:formula="of:=SUM([.B12:.K12])/10" office:value-type="float" office:value="8116.2" calcext:value-type="float">
            <text:p>8116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4</text:p>
          </table:table-cell>
          <table:table-cell office:value-type="float" office:value="7175" calcext:value-type="float">
            <text:p>7175</text:p>
          </table:table-cell>
          <table:table-cell office:value-type="float" office:value="6476" calcext:value-type="float">
            <text:p>6476</text:p>
          </table:table-cell>
          <table:table-cell office:value-type="float" office:value="6258" calcext:value-type="float">
            <text:p>6258</text:p>
          </table:table-cell>
          <table:table-cell office:value-type="float" office:value="6530" calcext:value-type="float">
            <text:p>6530</text:p>
          </table:table-cell>
          <table:table-cell office:value-type="float" office:value="7485" calcext:value-type="float">
            <text:p>7485</text:p>
          </table:table-cell>
          <table:table-cell office:value-type="float" office:value="6624" calcext:value-type="float">
            <text:p>6624</text:p>
          </table:table-cell>
          <table:table-cell office:value-type="float" office:value="6649" calcext:value-type="float">
            <text:p>6649</text:p>
          </table:table-cell>
          <table:table-cell office:value-type="float" office:value="6441" calcext:value-type="float">
            <text:p>6441</text:p>
          </table:table-cell>
          <table:table-cell office:value-type="float" office:value="6958" calcext:value-type="float">
            <text:p>6958</text:p>
          </table:table-cell>
          <table:table-cell office:value-type="float" office:value="6394" calcext:value-type="float">
            <text:p>6394</text:p>
          </table:table-cell>
          <table:table-cell table:formula="of:=SUM([.B13:.K13])/10"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5</text:p>
          </table:table-cell>
          <table:table-cell office:value-type="float" office:value="4864" calcext:value-type="float">
            <text:p>4864</text:p>
          </table:table-cell>
          <table:table-cell office:value-type="float" office:value="5587" calcext:value-type="float">
            <text:p>5587</text:p>
          </table:table-cell>
          <table:table-cell office:value-type="float" office:value="4674" calcext:value-type="float">
            <text:p>4674</text:p>
          </table:table-cell>
          <table:table-cell office:value-type="float" office:value="5319" calcext:value-type="float">
            <text:p>5319</text:p>
          </table:table-cell>
          <table:table-cell office:value-type="float" office:value="5461" calcext:value-type="float">
            <text:p>5461</text:p>
          </table:table-cell>
          <table:table-cell office:value-type="float" office:value="4712" calcext:value-type="float">
            <text:p>4712</text:p>
          </table:table-cell>
          <table:table-cell office:value-type="float" office:value="4675" calcext:value-type="float">
            <text:p>4675</text:p>
          </table:table-cell>
          <table:table-cell office:value-type="float" office:value="4824" calcext:value-type="float">
            <text:p>4824</text:p>
          </table:table-cell>
          <table:table-cell office:value-type="float" office:value="4900" calcext:value-type="float">
            <text:p>4900</text:p>
          </table:table-cell>
          <table:table-cell office:value-type="float" office:value="5003" calcext:value-type="float">
            <text:p>5003</text:p>
          </table:table-cell>
          <table:table-cell table:formula="of:=SUM([.B14:.K14])/10" office:value-type="float" office:value="5001.9" calcext:value-type="float">
            <text:p>5001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6</text:p>
          </table:table-cell>
          <table:table-cell office:value-type="float" office:value="907" calcext:value-type="float">
            <text:p>907</text:p>
          </table:table-cell>
          <table:table-cell office:value-type="float" office:value="980" calcext:value-type="float">
            <text:p>980</text:p>
          </table:table-cell>
          <table:table-cell office:value-type="float" office:value="921" calcext:value-type="float">
            <text:p>921</text:p>
          </table:table-cell>
          <table:table-cell office:value-type="float" office:value="936" calcext:value-type="float">
            <text:p>936</text:p>
          </table:table-cell>
          <table:table-cell office:value-type="float" office:value="969" calcext:value-type="float">
            <text:p>969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37" calcext:value-type="float">
            <text:p>937</text:p>
          </table:table-cell>
          <table:table-cell office:value-type="float" office:value="935" calcext:value-type="float">
            <text:p>935</text:p>
          </table:table-cell>
          <table:table-cell office:value-type="float" office:value="930" calcext:value-type="float">
            <text:p>930</text:p>
          </table:table-cell>
          <table:table-cell table:formula="of:=SUM([.B15:.K15])/10" office:value-type="float" office:value="936.4" calcext:value-type="float">
            <text:p>936,4</text:p>
          </table:table-cell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string" calcext:value-type="string">
            <text:p>-O2</text:p>
          </table:table-cell>
          <table:table-cell table:style-name="ce92" office:value-type="string" calcext:value-type="string">
            <text:p>Ejecución 1</text:p>
          </table:table-cell>
          <table:table-cell table:style-name="ce92" office:value-type="string" calcext:value-type="string">
            <text:p>Ejecución 2</text:p>
          </table:table-cell>
          <table:table-cell table:style-name="ce92" office:value-type="string" calcext:value-type="string">
            <text:p>Ejecución 3</text:p>
          </table:table-cell>
          <table:table-cell table:style-name="ce92" office:value-type="string" calcext:value-type="string">
            <text:p>Ejecución 4</text:p>
          </table:table-cell>
          <table:table-cell table:style-name="ce92" office:value-type="string" calcext:value-type="string">
            <text:p>Ejecución 5</text:p>
          </table:table-cell>
          <table:table-cell table:style-name="ce92" office:value-type="string" calcext:value-type="string">
            <text:p>Ejecución 6</text:p>
          </table:table-cell>
          <table:table-cell table:style-name="ce92" office:value-type="string" calcext:value-type="string">
            <text:p>Ejecución 7</text:p>
          </table:table-cell>
          <table:table-cell table:style-name="ce92" office:value-type="string" calcext:value-type="string">
            <text:p>Ejecución 8</text:p>
          </table:table-cell>
          <table:table-cell table:style-name="ce92" office:value-type="string" calcext:value-type="string">
            <text:p>Ejecución 9</text:p>
          </table:table-cell>
          <table:table-cell table:style-name="ce92" office:value-type="string" calcext:value-type="string">
            <text:p>Ejecución 10</text:p>
          </table:table-cell>
          <table:table-cell table:style-name="ce92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1</text:p>
          </table:table-cell>
          <table:table-cell office:value-type="float" office:value="24660" calcext:value-type="float">
            <text:p>24660</text:p>
          </table:table-cell>
          <table:table-cell office:value-type="float" office:value="25871" calcext:value-type="float">
            <text:p>25871</text:p>
          </table:table-cell>
          <table:table-cell office:value-type="float" office:value="25339" calcext:value-type="float">
            <text:p>25339</text:p>
          </table:table-cell>
          <table:table-cell office:value-type="float" office:value="25756" calcext:value-type="float">
            <text:p>25756</text:p>
          </table:table-cell>
          <table:table-cell office:value-type="float" office:value="24938" calcext:value-type="float">
            <text:p>24938</text:p>
          </table:table-cell>
          <table:table-cell office:value-type="float" office:value="24726" calcext:value-type="float">
            <text:p>24726</text:p>
          </table:table-cell>
          <table:table-cell office:value-type="float" office:value="31336" calcext:value-type="float">
            <text:p>31336</text:p>
          </table:table-cell>
          <table:table-cell office:value-type="float" office:value="25961" calcext:value-type="float">
            <text:p>25961</text:p>
          </table:table-cell>
          <table:table-cell office:value-type="float" office:value="24820" calcext:value-type="float">
            <text:p>24820</text:p>
          </table:table-cell>
          <table:table-cell office:value-type="float" office:value="25562" calcext:value-type="float">
            <text:p>25562</text:p>
          </table:table-cell>
          <table:table-cell table:formula="of:=SUM([.B18:.K18])/10" office:value-type="float" office:value="25896.9" calcext:value-type="float">
            <text:p>25896,9</text:p>
          </table:table-cell>
          <table:table-cell table:number-columns-repeated="3"/>
          <table:table-cell table:style-name="ce43"/>
        </table:table-row>
        <table:table-row table:style-name="ro1">
          <table:table-cell office:value-type="string" calcext:value-type="string">
            <text:p>Versión 2</text:p>
          </table:table-cell>
          <table:table-cell office:value-type="float" office:value="30477" calcext:value-type="float">
            <text:p>30477</text:p>
          </table:table-cell>
          <table:table-cell office:value-type="float" office:value="30418" calcext:value-type="float">
            <text:p>30418</text:p>
          </table:table-cell>
          <table:table-cell office:value-type="float" office:value="29717" calcext:value-type="float">
            <text:p>29717</text:p>
          </table:table-cell>
          <table:table-cell office:value-type="float" office:value="30776" calcext:value-type="float">
            <text:p>30776</text:p>
          </table:table-cell>
          <table:table-cell office:value-type="float" office:value="29646" calcext:value-type="float">
            <text:p>29646</text:p>
          </table:table-cell>
          <table:table-cell office:value-type="float" office:value="30842" calcext:value-type="float">
            <text:p>30842</text:p>
          </table:table-cell>
          <table:table-cell office:value-type="float" office:value="33951" calcext:value-type="float">
            <text:p>33951</text:p>
          </table:table-cell>
          <table:table-cell office:value-type="float" office:value="30629" calcext:value-type="float">
            <text:p>30629</text:p>
          </table:table-cell>
          <table:table-cell office:value-type="float" office:value="29512" calcext:value-type="float">
            <text:p>29512</text:p>
          </table:table-cell>
          <table:table-cell office:value-type="float" office:value="30747" calcext:value-type="float">
            <text:p>30747</text:p>
          </table:table-cell>
          <table:table-cell table:formula="of:=SUM([.B19:.K19])/10" office:value-type="float" office:value="30671.5" calcext:value-type="float">
            <text:p>3067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3</text:p>
          </table:table-cell>
          <table:table-cell office:value-type="float" office:value="7728" calcext:value-type="float">
            <text:p>7728</text:p>
          </table:table-cell>
          <table:table-cell office:value-type="float" office:value="7124" calcext:value-type="float">
            <text:p>7124</text:p>
          </table:table-cell>
          <table:table-cell office:value-type="float" office:value="6974" calcext:value-type="float">
            <text:p>6974</text:p>
          </table:table-cell>
          <table:table-cell office:value-type="float" office:value="7359" calcext:value-type="float">
            <text:p>7359</text:p>
          </table:table-cell>
          <table:table-cell office:value-type="float" office:value="7231" calcext:value-type="float">
            <text:p>7231</text:p>
          </table:table-cell>
          <table:table-cell office:value-type="float" office:value="10063" calcext:value-type="float">
            <text:p>10063</text:p>
          </table:table-cell>
          <table:table-cell office:value-type="float" office:value="6714" calcext:value-type="float">
            <text:p>6714</text:p>
          </table:table-cell>
          <table:table-cell office:value-type="float" office:value="7133" calcext:value-type="float">
            <text:p>7133</text:p>
          </table:table-cell>
          <table:table-cell office:value-type="float" office:value="7298" calcext:value-type="float">
            <text:p>7298</text:p>
          </table:table-cell>
          <table:table-cell office:value-type="float" office:value="7003" calcext:value-type="float">
            <text:p>7003</text:p>
          </table:table-cell>
          <table:table-cell table:formula="of:=SUM([.B20:.K20])/10" office:value-type="float" office:value="7462.7" calcext:value-type="float">
            <text:p>7462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4</text:p>
          </table:table-cell>
          <table:table-cell office:value-type="float" office:value="6218" calcext:value-type="float">
            <text:p>6218</text:p>
          </table:table-cell>
          <table:table-cell office:value-type="float" office:value="6292" calcext:value-type="float">
            <text:p>6292</text:p>
          </table:table-cell>
          <table:table-cell office:value-type="float" office:value="6483" calcext:value-type="float">
            <text:p>6483</text:p>
          </table:table-cell>
          <table:table-cell office:value-type="float" office:value="6357" calcext:value-type="float">
            <text:p>6357</text:p>
          </table:table-cell>
          <table:table-cell office:value-type="float" office:value="7066" calcext:value-type="float">
            <text:p>7066</text:p>
          </table:table-cell>
          <table:table-cell office:value-type="float" office:value="6275" calcext:value-type="float">
            <text:p>6275</text:p>
          </table:table-cell>
          <table:table-cell office:value-type="float" office:value="6676" calcext:value-type="float">
            <text:p>6676</text:p>
          </table:table-cell>
          <table:table-cell office:value-type="float" office:value="7153" calcext:value-type="float">
            <text:p>7153</text:p>
          </table:table-cell>
          <table:table-cell office:value-type="float" office:value="6769" calcext:value-type="float">
            <text:p>6769</text:p>
          </table:table-cell>
          <table:table-cell office:value-type="float" office:value="6210" calcext:value-type="float">
            <text:p>6210</text:p>
          </table:table-cell>
          <table:table-cell table:formula="of:=SUM([.B21:.K21])/10" office:value-type="float" office:value="6549.9" calcext:value-type="float">
            <text:p>6549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5</text:p>
          </table:table-cell>
          <table:table-cell office:value-type="float" office:value="4080" calcext:value-type="float">
            <text:p>4080</text:p>
          </table:table-cell>
          <table:table-cell office:value-type="float" office:value="3842" calcext:value-type="float">
            <text:p>3842</text:p>
          </table:table-cell>
          <table:table-cell office:value-type="float" office:value="4068" calcext:value-type="float">
            <text:p>4068</text:p>
          </table:table-cell>
          <table:table-cell office:value-type="float" office:value="3874" calcext:value-type="float">
            <text:p>3874</text:p>
          </table:table-cell>
          <table:table-cell office:value-type="float" office:value="3873" calcext:value-type="float">
            <text:p>3873</text:p>
          </table:table-cell>
          <table:table-cell office:value-type="float" office:value="3714" calcext:value-type="float">
            <text:p>3714</text:p>
          </table:table-cell>
          <table:table-cell office:value-type="float" office:value="4657" calcext:value-type="float">
            <text:p>4657</text:p>
          </table:table-cell>
          <table:table-cell office:value-type="float" office:value="3988" calcext:value-type="float">
            <text:p>3988</text:p>
          </table:table-cell>
          <table:table-cell office:value-type="float" office:value="3814" calcext:value-type="float">
            <text:p>3814</text:p>
          </table:table-cell>
          <table:table-cell office:value-type="float" office:value="3839" calcext:value-type="float">
            <text:p>3839</text:p>
          </table:table-cell>
          <table:table-cell table:formula="of:=SUM([.B22:.K22])/10" office:value-type="float" office:value="3974.9" calcext:value-type="float">
            <text:p>3974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ón 6</text:p>
          </table:table-cell>
          <table:table-cell office:value-type="float" office:value="899" calcext:value-type="float">
            <text:p>899</text:p>
          </table:table-cell>
          <table:table-cell office:value-type="float" office:value="851" calcext:value-type="float">
            <text:p>851</text:p>
          </table:table-cell>
          <table:table-cell office:value-type="float" office:value="880" calcext:value-type="float">
            <text:p>880</text:p>
          </table:table-cell>
          <table:table-cell office:value-type="float" office:value="855" calcext:value-type="float">
            <text:p>855</text:p>
          </table:table-cell>
          <table:table-cell office:value-type="float" office:value="910" calcext:value-type="float">
            <text:p>910</text:p>
          </table:table-cell>
          <table:table-cell office:value-type="float" office:value="824" calcext:value-type="float">
            <text:p>824</text:p>
          </table:table-cell>
          <table:table-cell office:value-type="float" office:value="1635" calcext:value-type="float">
            <text:p>1635</text:p>
          </table:table-cell>
          <table:table-cell office:value-type="float" office:value="874" calcext:value-type="float">
            <text:p>874</text:p>
          </table:table-cell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table:formula="of:=SUM([.B23:.K23])/10" office:value-type="float" office:value="940.3" calcext:value-type="float">
            <text:p>940,3</text:p>
          </table:table-cell>
          <table:table-cell table:number-columns-repeated="4"/>
        </table:table-row>
        <table:table-row table:style-name="ro1">
          <table:table-cell table:style-name="ce10"/>
          <table:table-cell table:style-name="ce89" table:number-columns-repeated="10"/>
          <table:table-cell table:style-name="ce30"/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3"/>
          <table:table-cell table:style-name="ce98" office:value-type="string" calcext:value-type="string">
            <text:p>“O0”</text:p>
          </table:table-cell>
          <table:table-cell table:style-name="ce99" office:value-type="string" calcext:value-type="string">
            <text:p>“O1”</text:p>
          </table:table-cell>
          <table:table-cell table:style-name="ce98" office:value-type="string" calcext:value-type="string">
            <text:p>“O2”</text:p>
          </table:table-cell>
          <table:table-cell table:style-name="ce87" table:number-columns-repeated="3"/>
          <table:table-cell table:style-name="ce91" table:number-columns-repeated="6"/>
          <table:table-cell table:number-columns-repeated="3"/>
        </table:table-row>
        <table:table-row table:style-name="ro1">
          <table:table-cell table:style-name="ce93" office:value-type="string" calcext:value-type="string">
            <text:p>Versión 1</text:p>
          </table:table-cell>
          <table:table-cell table:style-name="ce95" table:formula="of:=[.L2]" office:value-type="float" office:value="77798.4" calcext:value-type="float">
            <text:p>77798,4</text:p>
          </table:table-cell>
          <table:table-cell table:style-name="ce95" table:formula="of:=[.L10]" office:value-type="float" office:value="31779.2" calcext:value-type="float">
            <text:p>31779,2</text:p>
          </table:table-cell>
          <table:table-cell table:style-name="ce95" table:formula="of:=[.L18]" office:value-type="float" office:value="25896.9" calcext:value-type="float">
            <text:p>25896,9</text:p>
          </table:table-cell>
          <table:table-cell table:style-name="ce88" table:number-columns-repeated="3"/>
          <table:table-cell table:style-name="ce91" table:number-columns-repeated="6"/>
          <table:table-cell table:number-columns-repeated="3"/>
        </table:table-row>
        <table:table-row table:style-name="ro1">
          <table:table-cell table:style-name="ce93" office:value-type="string" calcext:value-type="string">
            <text:p>Versión 2</text:p>
          </table:table-cell>
          <table:table-cell table:style-name="ce95" table:formula="of:=[.L3]" office:value-type="float" office:value="75861.4" calcext:value-type="float">
            <text:p>75861,4</text:p>
          </table:table-cell>
          <table:table-cell table:style-name="ce95" table:formula="of:=[.L11]" office:value-type="float" office:value="26119.9" calcext:value-type="float">
            <text:p>26119,9</text:p>
          </table:table-cell>
          <table:table-cell table:style-name="ce95" table:formula="of:=[.L19]" office:value-type="float" office:value="30671.5" calcext:value-type="float">
            <text:p>30671,5</text:p>
          </table:table-cell>
          <table:table-cell table:style-name="ce90" table:number-columns-repeated="3"/>
          <table:table-cell table:style-name="ce91" table:number-columns-repeated="6"/>
          <table:table-cell table:number-columns-repeated="3"/>
        </table:table-row>
        <table:table-row table:style-name="ro1">
          <table:table-cell table:style-name="ce93" office:value-type="string" calcext:value-type="string">
            <text:p>Versión 3</text:p>
          </table:table-cell>
          <table:table-cell table:style-name="ce95" table:formula="of:=[.L4]" office:value-type="float" office:value="39920.3" calcext:value-type="float">
            <text:p>39920,3</text:p>
          </table:table-cell>
          <table:table-cell table:style-name="ce95" table:formula="of:=[.L12]" office:value-type="float" office:value="8116.2" calcext:value-type="float">
            <text:p>8116,2</text:p>
          </table:table-cell>
          <table:table-cell table:style-name="ce95" table:formula="of:=[.L20]" office:value-type="float" office:value="7462.7" calcext:value-type="float">
            <text:p>7462,7</text:p>
          </table:table-cell>
          <table:table-cell table:style-name="ce88" table:number-columns-repeated="3"/>
          <table:table-cell table:style-name="ce91" table:number-columns-repeated="6"/>
          <table:table-cell table:number-columns-repeated="3"/>
        </table:table-row>
        <table:table-row table:style-name="ro1">
          <table:table-cell table:style-name="ce93" office:value-type="string" calcext:value-type="string">
            <text:p><text:span text:style-name="T1">Versión </text:span>4</text:p>
          </table:table-cell>
          <table:table-cell table:style-name="ce95" table:formula="of:=[.L5]" office:value-type="float" office:value="9819.8" calcext:value-type="float">
            <text:p>9819,8</text:p>
          </table:table-cell>
          <table:table-cell table:style-name="ce95" table:formula="of:=[.L13]" office:value-type="float" office:value="6699" calcext:value-type="float">
            <text:p>6699</text:p>
          </table:table-cell>
          <table:table-cell table:style-name="ce95" table:formula="of:=[.L21]" office:value-type="float" office:value="6549.9" calcext:value-type="float">
            <text:p>6549,9</text:p>
          </table:table-cell>
          <table:table-cell table:style-name="ce85" table:number-columns-repeated="9"/>
          <table:table-cell table:number-columns-repeated="3"/>
        </table:table-row>
        <table:table-row table:style-name="ro1">
          <table:table-cell table:style-name="ce93" office:value-type="string" calcext:value-type="string">
            <text:p><text:span text:style-name="T1">Versión </text:span>5</text:p>
          </table:table-cell>
          <table:table-cell table:style-name="ce95" table:formula="of:=[.L6]" office:value-type="float" office:value="11610.8" calcext:value-type="float">
            <text:p>11610,8</text:p>
          </table:table-cell>
          <table:table-cell table:style-name="ce95" table:formula="of:=[.L14]" office:value-type="float" office:value="5001.9" calcext:value-type="float">
            <text:p>5001,9</text:p>
          </table:table-cell>
          <table:table-cell table:style-name="ce95" table:formula="of:=[.L22]" office:value-type="float" office:value="3974.9" calcext:value-type="float">
            <text:p>3974,9</text:p>
          </table:table-cell>
          <table:table-cell table:style-name="ce88" table:number-columns-repeated="9"/>
          <table:table-cell table:number-columns-repeated="3"/>
        </table:table-row>
        <table:table-row table:style-name="ro1">
          <table:table-cell table:style-name="ce93" office:value-type="string" calcext:value-type="string">
            <text:p>Versión 6</text:p>
          </table:table-cell>
          <table:table-cell table:style-name="ce95" table:formula="of:=[.L7]" office:value-type="float" office:value="3003.6" calcext:value-type="float">
            <text:p>3003,6</text:p>
          </table:table-cell>
          <table:table-cell table:style-name="ce95" table:formula="of:=[.L15]" office:value-type="float" office:value="936.4" calcext:value-type="float">
            <text:p>936,4</text:p>
          </table:table-cell>
          <table:table-cell table:style-name="ce95" table:formula="of:=[.L23]" office:value-type="float" office:value="940.3" calcext:value-type="float">
            <text:p>940,3</text:p>
          </table:table-cell>
          <table:table-cell table:style-name="Default" table:number-columns-repeated="8"/>
          <table:table-cell table:number-columns-repeated="4"/>
        </table:table-row>
      </table:table>
      <table:table table:name="Popcount" table:style-name="ta1">
        <office:forms form:automatic-focus="false" form:apply-design-mode="false"/>
        <table:shapes>
          <draw:frame draw:z-index="0" draw:style-name="gr1" draw:text-style-name="P1" svg:width="159.97mm" svg:height="90.05mm" svg:x="315.54mm" svg:y="4.25mm">
            <draw:object draw:notify-on-update-of-ranges="Popcount.A27:Popcount.A32 Popcount.B26:Popcount.B26 Popcount.B27:Popcount.B32 Popcount.C26:Popcount.C26 Popcount.C27:Popcount.C32 Popcount.D26:Popcount.D26 Popcount.D27:Popcount.D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38.58mm" svg:height="77.95mm" svg:x="317.1mm" svg:y="105.92mm">
            <draw:object draw:notify-on-update-of-ranges="Popcount.A30:Popcount.A32 Popcount.B26:Popcount.B26 Popcount.B30:Popcount.B32 Popcount.C26:Popcount.C26 Popcount.C30:Popcount.C32 Popcount.D26:Popcount.D26 Popcount.D30:Popcount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2"/>
        <table:table-column table:style-name="co1" table:number-columns-repeated="10" table:default-cell-style-name="ce96"/>
        <table:table-column table:style-name="co1" table:default-cell-style-name="ce95"/>
        <table:table-row table:style-name="ro1">
          <table:table-cell office:value-type="string" calcext:value-type="string">
            <text:p>-O0</text:p>
          </table:table-cell>
          <table:table-cell table:style-name="ce94" office:value-type="string" calcext:value-type="string">
            <text:p>Ejecución 1</text:p>
          </table:table-cell>
          <table:table-cell table:style-name="ce94" office:value-type="string" calcext:value-type="string">
            <text:p>Ejecución 2</text:p>
          </table:table-cell>
          <table:table-cell table:style-name="ce94" office:value-type="string" calcext:value-type="string">
            <text:p>Ejecución 3</text:p>
          </table:table-cell>
          <table:table-cell table:style-name="ce94" office:value-type="string" calcext:value-type="string">
            <text:p>Ejecución 4</text:p>
          </table:table-cell>
          <table:table-cell table:style-name="ce94" office:value-type="string" calcext:value-type="string">
            <text:p>Ejecución 5</text:p>
          </table:table-cell>
          <table:table-cell table:style-name="ce94" office:value-type="string" calcext:value-type="string">
            <text:p>Ejecución 6</text:p>
          </table:table-cell>
          <table:table-cell table:style-name="ce94" office:value-type="string" calcext:value-type="string">
            <text:p>Ejecución 7</text:p>
          </table:table-cell>
          <table:table-cell table:style-name="ce94" office:value-type="string" calcext:value-type="string">
            <text:p>Ejecución 8</text:p>
          </table:table-cell>
          <table:table-cell table:style-name="ce94" office:value-type="string" calcext:value-type="string">
            <text:p>Ejecución 9</text:p>
          </table:table-cell>
          <table:table-cell table:style-name="ce94" office:value-type="string" calcext:value-type="string">
            <text:p>Ejecución 10</text:p>
          </table:table-cell>
          <table:table-cell table:style-name="ce94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Versión 1</text:p>
          </table:table-cell>
          <table:table-cell table:style-name="ce95" office:value-type="float" office:value="77111" calcext:value-type="float">
            <text:p>77111</text:p>
          </table:table-cell>
          <table:table-cell table:style-name="ce95" office:value-type="float" office:value="77570" calcext:value-type="float">
            <text:p>77570</text:p>
          </table:table-cell>
          <table:table-cell table:style-name="ce95" office:value-type="float" office:value="76357" calcext:value-type="float">
            <text:p>76357</text:p>
          </table:table-cell>
          <table:table-cell table:style-name="ce95" office:value-type="float" office:value="75994" calcext:value-type="float">
            <text:p>75994</text:p>
          </table:table-cell>
          <table:table-cell table:style-name="ce95" office:value-type="float" office:value="74312" calcext:value-type="float">
            <text:p>74312</text:p>
          </table:table-cell>
          <table:table-cell table:style-name="ce95" office:value-type="float" office:value="77303" calcext:value-type="float">
            <text:p>77303</text:p>
          </table:table-cell>
          <table:table-cell table:style-name="ce95" office:value-type="float" office:value="74899" calcext:value-type="float">
            <text:p>74899</text:p>
          </table:table-cell>
          <table:table-cell table:style-name="ce95" office:value-type="float" office:value="78529" calcext:value-type="float">
            <text:p>78529</text:p>
          </table:table-cell>
          <table:table-cell table:style-name="ce95" office:value-type="float" office:value="76960" calcext:value-type="float">
            <text:p>76960</text:p>
          </table:table-cell>
          <table:table-cell table:style-name="ce95" office:value-type="float" office:value="77633" calcext:value-type="float">
            <text:p>77633</text:p>
          </table:table-cell>
          <table:table-cell table:formula="of:=SUM([.B2:.K2])/10" office:value-type="float" office:value="76666.8" calcext:value-type="float">
            <text:p>76666,8</text:p>
          </table:table-cell>
        </table:table-row>
        <table:table-row table:style-name="ro1">
          <table:table-cell office:value-type="string" calcext:value-type="string">
            <text:p>Versión 2</text:p>
          </table:table-cell>
          <table:table-cell table:style-name="ce95" office:value-type="float" office:value="38966" calcext:value-type="float">
            <text:p>38966</text:p>
          </table:table-cell>
          <table:table-cell table:style-name="ce95" office:value-type="float" office:value="37928" calcext:value-type="float">
            <text:p>37928</text:p>
          </table:table-cell>
          <table:table-cell table:style-name="ce95" office:value-type="float" office:value="38709" calcext:value-type="float">
            <text:p>38709</text:p>
          </table:table-cell>
          <table:table-cell table:style-name="ce95" office:value-type="float" office:value="39825" calcext:value-type="float">
            <text:p>39825</text:p>
          </table:table-cell>
          <table:table-cell table:style-name="ce95" office:value-type="float" office:value="38117" calcext:value-type="float">
            <text:p>38117</text:p>
          </table:table-cell>
          <table:table-cell table:style-name="ce95" office:value-type="float" office:value="39248" calcext:value-type="float">
            <text:p>39248</text:p>
          </table:table-cell>
          <table:table-cell table:style-name="ce95" office:value-type="float" office:value="40275" calcext:value-type="float">
            <text:p>40275</text:p>
          </table:table-cell>
          <table:table-cell table:style-name="ce95" office:value-type="float" office:value="39188" calcext:value-type="float">
            <text:p>39188</text:p>
          </table:table-cell>
          <table:table-cell table:style-name="ce95" office:value-type="float" office:value="38653" calcext:value-type="float">
            <text:p>38653</text:p>
          </table:table-cell>
          <table:table-cell table:style-name="ce95" office:value-type="float" office:value="38161" calcext:value-type="float">
            <text:p>38161</text:p>
          </table:table-cell>
          <table:table-cell table:formula="of:=SUM([.B3:.K3])/10" office:value-type="float" office:value="38907" calcext:value-type="float">
            <text:p>38907</text:p>
          </table:table-cell>
        </table:table-row>
        <table:table-row table:style-name="ro1">
          <table:table-cell office:value-type="string" calcext:value-type="string">
            <text:p>Versión 3</text:p>
          </table:table-cell>
          <table:table-cell table:style-name="ce95" office:value-type="float" office:value="10555" calcext:value-type="float">
            <text:p>10555</text:p>
          </table:table-cell>
          <table:table-cell table:style-name="ce95" office:value-type="float" office:value="10509" calcext:value-type="float">
            <text:p>10509</text:p>
          </table:table-cell>
          <table:table-cell table:style-name="ce95" office:value-type="float" office:value="10785" calcext:value-type="float">
            <text:p>10785</text:p>
          </table:table-cell>
          <table:table-cell table:style-name="ce95" office:value-type="float" office:value="10664" calcext:value-type="float">
            <text:p>10664</text:p>
          </table:table-cell>
          <table:table-cell table:style-name="ce95" office:value-type="float" office:value="10502" calcext:value-type="float">
            <text:p>10502</text:p>
          </table:table-cell>
          <table:table-cell table:style-name="ce95" office:value-type="float" office:value="10851" calcext:value-type="float">
            <text:p>10851</text:p>
          </table:table-cell>
          <table:table-cell table:style-name="ce95" office:value-type="float" office:value="11234" calcext:value-type="float">
            <text:p>11234</text:p>
          </table:table-cell>
          <table:table-cell table:style-name="ce95" office:value-type="float" office:value="10544" calcext:value-type="float">
            <text:p>10544</text:p>
          </table:table-cell>
          <table:table-cell table:style-name="ce95" office:value-type="float" office:value="10099" calcext:value-type="float">
            <text:p>10099</text:p>
          </table:table-cell>
          <table:table-cell table:style-name="ce95" office:value-type="float" office:value="10597" calcext:value-type="float">
            <text:p>10597</text:p>
          </table:table-cell>
          <table:table-cell table:formula="of:=SUM([.B4:.K4])/10" office:value-type="float" office:value="10634" calcext:value-type="float">
            <text:p>10634</text:p>
          </table:table-cell>
        </table:table-row>
        <table:table-row table:style-name="ro1">
          <table:table-cell office:value-type="string" calcext:value-type="string">
            <text:p>Versión 4</text:p>
          </table:table-cell>
          <table:table-cell table:style-name="ce95" office:value-type="float" office:value="19994" calcext:value-type="float">
            <text:p>19994</text:p>
          </table:table-cell>
          <table:table-cell table:style-name="ce95" office:value-type="float" office:value="19301" calcext:value-type="float">
            <text:p>19301</text:p>
          </table:table-cell>
          <table:table-cell table:style-name="ce95" office:value-type="float" office:value="20096" calcext:value-type="float">
            <text:p>20096</text:p>
          </table:table-cell>
          <table:table-cell table:style-name="ce95" office:value-type="float" office:value="20212" calcext:value-type="float">
            <text:p>20212</text:p>
          </table:table-cell>
          <table:table-cell table:style-name="ce95" office:value-type="float" office:value="19958" calcext:value-type="float">
            <text:p>19958</text:p>
          </table:table-cell>
          <table:table-cell table:style-name="ce95" office:value-type="float" office:value="20021" calcext:value-type="float">
            <text:p>20021</text:p>
          </table:table-cell>
          <table:table-cell table:style-name="ce95" office:value-type="float" office:value="20579" calcext:value-type="float">
            <text:p>20579</text:p>
          </table:table-cell>
          <table:table-cell table:style-name="ce95" office:value-type="float" office:value="20284" calcext:value-type="float">
            <text:p>20284</text:p>
          </table:table-cell>
          <table:table-cell table:style-name="ce95" office:value-type="float" office:value="20735" calcext:value-type="float">
            <text:p>20735</text:p>
          </table:table-cell>
          <table:table-cell table:style-name="ce95" office:value-type="float" office:value="20332" calcext:value-type="float">
            <text:p>20332</text:p>
          </table:table-cell>
          <table:table-cell table:formula="of:=SUM([.B5:.K5])/10" office:value-type="float" office:value="20151.2" calcext:value-type="float">
            <text:p>20151,2</text:p>
          </table:table-cell>
        </table:table-row>
        <table:table-row table:style-name="ro1">
          <table:table-cell office:value-type="string" calcext:value-type="string">
            <text:p>Versión 5</text:p>
          </table:table-cell>
          <table:table-cell table:style-name="ce95" office:value-type="float" office:value="773" calcext:value-type="float">
            <text:p>773</text:p>
          </table:table-cell>
          <table:table-cell table:style-name="ce95" office:value-type="float" office:value="745" calcext:value-type="float">
            <text:p>745</text:p>
          </table:table-cell>
          <table:table-cell table:style-name="ce95" office:value-type="float" office:value="700" calcext:value-type="float">
            <text:p>700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718" calcext:value-type="float">
            <text:p>718</text:p>
          </table:table-cell>
          <table:table-cell table:style-name="ce95" office:value-type="float" office:value="779" calcext:value-type="float">
            <text:p>779</text:p>
          </table:table-cell>
          <table:table-cell table:style-name="ce95" office:value-type="float" office:value="807" calcext:value-type="float">
            <text:p>807</text:p>
          </table:table-cell>
          <table:table-cell table:style-name="ce95" office:value-type="float" office:value="775" calcext:value-type="float">
            <text:p>775</text:p>
          </table:table-cell>
          <table:table-cell table:style-name="ce95" office:value-type="float" office:value="742" calcext:value-type="float">
            <text:p>742</text:p>
          </table:table-cell>
          <table:table-cell table:style-name="ce95" office:value-type="float" office:value="753" calcext:value-type="float">
            <text:p>753</text:p>
          </table:table-cell>
          <table:table-cell table:formula="of:=SUM([.B6:.K6])/10" office:value-type="float" office:value="752.2" calcext:value-type="float">
            <text:p>752,2</text:p>
          </table:table-cell>
        </table:table-row>
        <table:table-row table:style-name="ro1">
          <table:table-cell office:value-type="string" calcext:value-type="string">
            <text:p>Versión 6</text:p>
          </table:table-cell>
          <table:table-cell office:value-type="float" office:value="2585" calcext:value-type="float">
            <text:p>2585</text:p>
          </table:table-cell>
          <table:table-cell office:value-type="float" office:value="2562" calcext:value-type="float">
            <text:p>2562</text:p>
          </table:table-cell>
          <table:table-cell office:value-type="float" office:value="2418" calcext:value-type="float">
            <text:p>2418</text:p>
          </table:table-cell>
          <table:table-cell office:value-type="float" office:value="2514" calcext:value-type="float">
            <text:p>2514</text:p>
          </table:table-cell>
          <table:table-cell office:value-type="float" office:value="2506" calcext:value-type="float">
            <text:p>2506</text:p>
          </table:table-cell>
          <table:table-cell office:value-type="float" office:value="2585" calcext:value-type="float">
            <text:p>2585</text:p>
          </table:table-cell>
          <table:table-cell office:value-type="float" office:value="2630" calcext:value-type="float">
            <text:p>2630</text:p>
          </table:table-cell>
          <table:table-cell office:value-type="float" office:value="2660" calcext:value-type="float">
            <text:p>2660</text:p>
          </table:table-cell>
          <table:table-cell office:value-type="float" office:value="2507" calcext:value-type="float">
            <text:p>2507</text:p>
          </table:table-cell>
          <table:table-cell office:value-type="float" office:value="2626" calcext:value-type="float">
            <text:p>2626</text:p>
          </table:table-cell>
          <table:table-cell table:formula="of:=SUM([.B7:.K7])/10" office:value-type="float" office:value="2559.3" calcext:value-type="float">
            <text:p>2559,3</text:p>
          </table:table-cell>
        </table:table-row>
        <table:table-row table:style-name="ro1">
          <table:table-cell table:style-name="ce5"/>
          <table:table-cell table:style-name="Default" table:number-columns-repeated="7"/>
          <table:table-cell table:style-name="ce37"/>
          <table:table-cell table:style-name="Default" table:number-columns-repeated="3"/>
        </table:table-row>
        <table:table-row table:style-name="ro1">
          <table:table-cell office:value-type="string" calcext:value-type="string">
            <text:p>-O1</text:p>
          </table:table-cell>
          <table:table-cell table:style-name="ce92" office:value-type="string" calcext:value-type="string">
            <text:p>Ejecución 1</text:p>
          </table:table-cell>
          <table:table-cell table:style-name="ce92" office:value-type="string" calcext:value-type="string">
            <text:p>Ejecución 2</text:p>
          </table:table-cell>
          <table:table-cell table:style-name="ce92" office:value-type="string" calcext:value-type="string">
            <text:p>Ejecución 3</text:p>
          </table:table-cell>
          <table:table-cell table:style-name="ce92" office:value-type="string" calcext:value-type="string">
            <text:p>Ejecución 4</text:p>
          </table:table-cell>
          <table:table-cell table:style-name="ce92" office:value-type="string" calcext:value-type="string">
            <text:p>Ejecución 5</text:p>
          </table:table-cell>
          <table:table-cell table:style-name="ce92" office:value-type="string" calcext:value-type="string">
            <text:p>Ejecución 6</text:p>
          </table:table-cell>
          <table:table-cell table:style-name="ce92" office:value-type="string" calcext:value-type="string">
            <text:p>Ejecución 7</text:p>
          </table:table-cell>
          <table:table-cell table:style-name="ce92" office:value-type="string" calcext:value-type="string">
            <text:p>Ejecución 8</text:p>
          </table:table-cell>
          <table:table-cell table:style-name="ce92" office:value-type="string" calcext:value-type="string">
            <text:p>Ejecución 9</text:p>
          </table:table-cell>
          <table:table-cell table:style-name="ce92" office:value-type="string" calcext:value-type="string">
            <text:p>Ejecución 10</text:p>
          </table:table-cell>
          <table:table-cell table:style-name="ce92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Versión 1</text:p>
          </table:table-cell>
          <table:table-cell office:value-type="float" office:value="25409" calcext:value-type="float">
            <text:p>25409</text:p>
          </table:table-cell>
          <table:table-cell office:value-type="float" office:value="25873" calcext:value-type="float">
            <text:p>25873</text:p>
          </table:table-cell>
          <table:table-cell office:value-type="float" office:value="25978" calcext:value-type="float">
            <text:p>25978</text:p>
          </table:table-cell>
          <table:table-cell office:value-type="float" office:value="27016" calcext:value-type="float">
            <text:p>27016</text:p>
          </table:table-cell>
          <table:table-cell office:value-type="float" office:value="26613" calcext:value-type="float">
            <text:p>26613</text:p>
          </table:table-cell>
          <table:table-cell office:value-type="float" office:value="24883" calcext:value-type="float">
            <text:p>24883</text:p>
          </table:table-cell>
          <table:table-cell office:value-type="float" office:value="25908" calcext:value-type="float">
            <text:p>25908</text:p>
          </table:table-cell>
          <table:table-cell office:value-type="float" office:value="45650" calcext:value-type="float">
            <text:p>45650</text:p>
          </table:table-cell>
          <table:table-cell office:value-type="float" office:value="25146" calcext:value-type="float">
            <text:p>25146</text:p>
          </table:table-cell>
          <table:table-cell office:value-type="float" office:value="24952" calcext:value-type="float">
            <text:p>24952</text:p>
          </table:table-cell>
          <table:table-cell table:formula="of:=SUM([.B10:.K10])/10" office:value-type="float" office:value="27742.8" calcext:value-type="float">
            <text:p>27742,8</text:p>
          </table:table-cell>
        </table:table-row>
        <table:table-row table:style-name="ro1">
          <table:table-cell office:value-type="string" calcext:value-type="string">
            <text:p>Versión 2</text:p>
          </table:table-cell>
          <table:table-cell office:value-type="float" office:value="8041" calcext:value-type="float">
            <text:p>8041</text:p>
          </table:table-cell>
          <table:table-cell office:value-type="float" office:value="8760" calcext:value-type="float">
            <text:p>8760</text:p>
          </table:table-cell>
          <table:table-cell office:value-type="float" office:value="8493" calcext:value-type="float">
            <text:p>8493</text:p>
          </table:table-cell>
          <table:table-cell office:value-type="float" office:value="8019" calcext:value-type="float">
            <text:p>8019</text:p>
          </table:table-cell>
          <table:table-cell office:value-type="float" office:value="8581" calcext:value-type="float">
            <text:p>8581</text:p>
          </table:table-cell>
          <table:table-cell office:value-type="float" office:value="8127" calcext:value-type="float">
            <text:p>8127</text:p>
          </table:table-cell>
          <table:table-cell office:value-type="float" office:value="7967" calcext:value-type="float">
            <text:p>7967</text:p>
          </table:table-cell>
          <table:table-cell office:value-type="float" office:value="8154" calcext:value-type="float">
            <text:p>8154</text:p>
          </table:table-cell>
          <table:table-cell office:value-type="float" office:value="8224" calcext:value-type="float">
            <text:p>8224</text:p>
          </table:table-cell>
          <table:table-cell office:value-type="float" office:value="8245" calcext:value-type="float">
            <text:p>8245</text:p>
          </table:table-cell>
          <table:table-cell table:formula="of:=SUM([.B11:.K11])/10" office:value-type="float" office:value="8261.1" calcext:value-type="float">
            <text:p>8261,1</text:p>
          </table:table-cell>
        </table:table-row>
        <table:table-row table:style-name="ro1">
          <table:table-cell office:value-type="string" calcext:value-type="string">
            <text:p>Versión 3</text:p>
          </table:table-cell>
          <table:table-cell office:value-type="float" office:value="12689" calcext:value-type="float">
            <text:p>12689</text:p>
          </table:table-cell>
          <table:table-cell office:value-type="float" office:value="12120" calcext:value-type="float">
            <text:p>12120</text:p>
          </table:table-cell>
          <table:table-cell office:value-type="float" office:value="11721" calcext:value-type="float">
            <text:p>11721</text:p>
          </table:table-cell>
          <table:table-cell office:value-type="float" office:value="11773" calcext:value-type="float">
            <text:p>11773</text:p>
          </table:table-cell>
          <table:table-cell office:value-type="float" office:value="11704" calcext:value-type="float">
            <text:p>11704</text:p>
          </table:table-cell>
          <table:table-cell office:value-type="float" office:value="13015" calcext:value-type="float">
            <text:p>13015</text:p>
          </table:table-cell>
          <table:table-cell office:value-type="float" office:value="11291" calcext:value-type="float">
            <text:p>11291</text:p>
          </table:table-cell>
          <table:table-cell office:value-type="float" office:value="12661" calcext:value-type="float">
            <text:p>12661</text:p>
          </table:table-cell>
          <table:table-cell office:value-type="float" office:value="12071" calcext:value-type="float">
            <text:p>12071</text:p>
          </table:table-cell>
          <table:table-cell office:value-type="float" office:value="11770" calcext:value-type="float">
            <text:p>11770</text:p>
          </table:table-cell>
          <table:table-cell table:formula="of:=SUM([.B12:.K12])/10" office:value-type="float" office:value="12081.5" calcext:value-type="float">
            <text:p>12081,5</text:p>
          </table:table-cell>
        </table:table-row>
        <table:table-row table:style-name="ro1">
          <table:table-cell office:value-type="string" calcext:value-type="string">
            <text:p>Versión 4</text:p>
          </table:table-cell>
          <table:table-cell office:value-type="float" office:value="5309" calcext:value-type="float">
            <text:p>5309</text:p>
          </table:table-cell>
          <table:table-cell office:value-type="float" office:value="5576" calcext:value-type="float">
            <text:p>5576</text:p>
          </table:table-cell>
          <table:table-cell office:value-type="float" office:value="5293" calcext:value-type="float">
            <text:p>5293</text:p>
          </table:table-cell>
          <table:table-cell office:value-type="float" office:value="5393" calcext:value-type="float">
            <text:p>5393</text:p>
          </table:table-cell>
          <table:table-cell office:value-type="float" office:value="5001" calcext:value-type="float">
            <text:p>5001</text:p>
          </table:table-cell>
          <table:table-cell office:value-type="float" office:value="5314" calcext:value-type="float">
            <text:p>5314</text:p>
          </table:table-cell>
          <table:table-cell office:value-type="float" office:value="5186" calcext:value-type="float">
            <text:p>5186</text:p>
          </table:table-cell>
          <table:table-cell office:value-type="float" office:value="5277" calcext:value-type="float">
            <text:p>5277</text:p>
          </table:table-cell>
          <table:table-cell office:value-type="float" office:value="5166" calcext:value-type="float">
            <text:p>5166</text:p>
          </table:table-cell>
          <table:table-cell office:value-type="float" office:value="5044" calcext:value-type="float">
            <text:p>5044</text:p>
          </table:table-cell>
          <table:table-cell table:formula="of:=SUM([.B13:.K13])/10" office:value-type="float" office:value="5255.9" calcext:value-type="float">
            <text:p>5255,9</text:p>
          </table:table-cell>
        </table:table-row>
        <table:table-row table:style-name="ro1">
          <table:table-cell office:value-type="string" calcext:value-type="string">
            <text:p>Versión 5</text:p>
          </table:table-cell>
          <table:table-cell office:value-type="float" office:value="496" calcext:value-type="float">
            <text:p>496</text:p>
          </table:table-cell>
          <table:table-cell office:value-type="float" office:value="516" calcext:value-type="float">
            <text:p>516</text:p>
          </table:table-cell>
          <table:table-cell office:value-type="float" office:value="457" calcext:value-type="float">
            <text:p>457</text:p>
          </table:table-cell>
          <table:table-cell office:value-type="float" office:value="505" calcext:value-type="float">
            <text:p>505</text:p>
          </table:table-cell>
          <table:table-cell office:value-type="float" office:value="424" calcext:value-type="float">
            <text:p>424</text:p>
          </table:table-cell>
          <table:table-cell office:value-type="float" office:value="479" calcext:value-type="float">
            <text:p>479</text:p>
          </table:table-cell>
          <table:table-cell office:value-type="float" office:value="513" calcext:value-type="float">
            <text:p>513</text:p>
          </table:table-cell>
          <table:table-cell office:value-type="float" office:value="437" calcext:value-type="float">
            <text:p>437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table:formula="of:=SUM([.B14:.K14])/10" office:value-type="float" office:value="493.8" calcext:value-type="float">
            <text:p>493,8</text:p>
          </table:table-cell>
        </table:table-row>
        <table:table-row table:style-name="ro1">
          <table:table-cell office:value-type="string" calcext:value-type="string">
            <text:p>Versión 6</text:p>
          </table:table-cell>
          <table:table-cell office:value-type="float" office:value="548" calcext:value-type="float">
            <text:p>548</text:p>
          </table:table-cell>
          <table:table-cell office:value-type="float" office:value="575" calcext:value-type="float">
            <text:p>575</text:p>
          </table:table-cell>
          <table:table-cell office:value-type="float" office:value="542" calcext:value-type="float">
            <text:p>542</text:p>
          </table:table-cell>
          <table:table-cell office:value-type="float" office:value="573" calcext:value-type="float">
            <text:p>573</text:p>
          </table:table-cell>
          <table:table-cell office:value-type="float" office:value="642" calcext:value-type="float">
            <text:p>642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474" calcext:value-type="float">
            <text:p>474</text:p>
          </table:table-cell>
          <table:table-cell office:value-type="float" office:value="634" calcext:value-type="float">
            <text:p>634</text:p>
          </table:table-cell>
          <table:table-cell office:value-type="float" office:value="593" calcext:value-type="float">
            <text:p>593</text:p>
          </table:table-cell>
          <table:table-cell table:formula="of:=SUM([.B15:.K15])/10" office:value-type="float" office:value="560.7" calcext:value-type="float">
            <text:p>560,7</text:p>
          </table:table-cell>
        </table:table-row>
        <table:table-row table:style-name="ro1">
          <table:table-cell table:style-name="ce5"/>
          <table:table-cell table:style-name="Default" table:number-columns-repeated="11"/>
        </table:table-row>
        <table:table-row table:style-name="ro1">
          <table:table-cell office:value-type="string" calcext:value-type="string">
            <text:p>-O2</text:p>
          </table:table-cell>
          <table:table-cell table:style-name="ce92" office:value-type="string" calcext:value-type="string">
            <text:p>Ejecución 1</text:p>
          </table:table-cell>
          <table:table-cell table:style-name="ce92" office:value-type="string" calcext:value-type="string">
            <text:p>Ejecución 2</text:p>
          </table:table-cell>
          <table:table-cell table:style-name="ce92" office:value-type="string" calcext:value-type="string">
            <text:p>Ejecución 3</text:p>
          </table:table-cell>
          <table:table-cell table:style-name="ce92" office:value-type="string" calcext:value-type="string">
            <text:p>Ejecución 4</text:p>
          </table:table-cell>
          <table:table-cell table:style-name="ce92" office:value-type="string" calcext:value-type="string">
            <text:p>Ejecución 5</text:p>
          </table:table-cell>
          <table:table-cell table:style-name="ce92" office:value-type="string" calcext:value-type="string">
            <text:p>Ejecución 6</text:p>
          </table:table-cell>
          <table:table-cell table:style-name="ce92" office:value-type="string" calcext:value-type="string">
            <text:p>Ejecución 7</text:p>
          </table:table-cell>
          <table:table-cell table:style-name="ce92" office:value-type="string" calcext:value-type="string">
            <text:p>Ejecución 8</text:p>
          </table:table-cell>
          <table:table-cell table:style-name="ce92" office:value-type="string" calcext:value-type="string">
            <text:p>Ejecución 9</text:p>
          </table:table-cell>
          <table:table-cell table:style-name="ce92" office:value-type="string" calcext:value-type="string">
            <text:p>Ejecución 10</text:p>
          </table:table-cell>
          <table:table-cell table:style-name="ce92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Versión 1</text:p>
          </table:table-cell>
          <table:table-cell office:value-type="float" office:value="30984" calcext:value-type="float">
            <text:p>30984</text:p>
          </table:table-cell>
          <table:table-cell office:value-type="float" office:value="30552" calcext:value-type="float">
            <text:p>30552</text:p>
          </table:table-cell>
          <table:table-cell office:value-type="float" office:value="29664" calcext:value-type="float">
            <text:p>29664</text:p>
          </table:table-cell>
          <table:table-cell office:value-type="float" office:value="29444" calcext:value-type="float">
            <text:p>29444</text:p>
          </table:table-cell>
          <table:table-cell office:value-type="float" office:value="31347" calcext:value-type="float">
            <text:p>31347</text:p>
          </table:table-cell>
          <table:table-cell office:value-type="float" office:value="34293" calcext:value-type="float">
            <text:p>34293</text:p>
          </table:table-cell>
          <table:table-cell office:value-type="float" office:value="31158" calcext:value-type="float">
            <text:p>31158</text:p>
          </table:table-cell>
          <table:table-cell office:value-type="float" office:value="30670" calcext:value-type="float">
            <text:p>30670</text:p>
          </table:table-cell>
          <table:table-cell office:value-type="float" office:value="29379" calcext:value-type="float">
            <text:p>29379</text:p>
          </table:table-cell>
          <table:table-cell office:value-type="float" office:value="29832" calcext:value-type="float">
            <text:p>29832</text:p>
          </table:table-cell>
          <table:table-cell table:formula="of:=SUM([.B18:.K18])/10" office:value-type="float" office:value="30732.3" calcext:value-type="float">
            <text:p>30732,3</text:p>
          </table:table-cell>
        </table:table-row>
        <table:table-row table:style-name="ro1">
          <table:table-cell office:value-type="string" calcext:value-type="string">
            <text:p>Versión 2</text:p>
          </table:table-cell>
          <table:table-cell office:value-type="float" office:value="11828" calcext:value-type="float">
            <text:p>11828</text:p>
          </table:table-cell>
          <table:table-cell office:value-type="float" office:value="12127" calcext:value-type="float">
            <text:p>12127</text:p>
          </table:table-cell>
          <table:table-cell office:value-type="float" office:value="12024" calcext:value-type="float">
            <text:p>12024</text:p>
          </table:table-cell>
          <table:table-cell office:value-type="float" office:value="12319" calcext:value-type="float">
            <text:p>12319</text:p>
          </table:table-cell>
          <table:table-cell office:value-type="float" office:value="12071" calcext:value-type="float">
            <text:p>12071</text:p>
          </table:table-cell>
          <table:table-cell office:value-type="float" office:value="11721" calcext:value-type="float">
            <text:p>11721</text:p>
          </table:table-cell>
          <table:table-cell office:value-type="float" office:value="12058" calcext:value-type="float">
            <text:p>12058</text:p>
          </table:table-cell>
          <table:table-cell office:value-type="float" office:value="12038" calcext:value-type="float">
            <text:p>12038</text:p>
          </table:table-cell>
          <table:table-cell office:value-type="float" office:value="12253" calcext:value-type="float">
            <text:p>12253</text:p>
          </table:table-cell>
          <table:table-cell office:value-type="float" office:value="12683" calcext:value-type="float">
            <text:p>12683</text:p>
          </table:table-cell>
          <table:table-cell table:formula="of:=SUM([.B19:.K19])/10" office:value-type="float" office:value="12112.2" calcext:value-type="float">
            <text:p>12112,2</text:p>
          </table:table-cell>
        </table:table-row>
        <table:table-row table:style-name="ro1">
          <table:table-cell office:value-type="string" calcext:value-type="string">
            <text:p>Versión 3</text:p>
          </table:table-cell>
          <table:table-cell office:value-type="float" office:value="10245" calcext:value-type="float">
            <text:p>10245</text:p>
          </table:table-cell>
          <table:table-cell office:value-type="float" office:value="10059" calcext:value-type="float">
            <text:p>10059</text:p>
          </table:table-cell>
          <table:table-cell office:value-type="float" office:value="9864" calcext:value-type="float">
            <text:p>9864</text:p>
          </table:table-cell>
          <table:table-cell office:value-type="float" office:value="10095" calcext:value-type="float">
            <text:p>10095</text:p>
          </table:table-cell>
          <table:table-cell office:value-type="float" office:value="10673" calcext:value-type="float">
            <text:p>10673</text:p>
          </table:table-cell>
          <table:table-cell office:value-type="float" office:value="11526" calcext:value-type="float">
            <text:p>11526</text:p>
          </table:table-cell>
          <table:table-cell office:value-type="float" office:value="10072" calcext:value-type="float">
            <text:p>10072</text:p>
          </table:table-cell>
          <table:table-cell office:value-type="float" office:value="10141" calcext:value-type="float">
            <text:p>10141</text:p>
          </table:table-cell>
          <table:table-cell office:value-type="float" office:value="10139" calcext:value-type="float">
            <text:p>10139</text:p>
          </table:table-cell>
          <table:table-cell office:value-type="float" office:value="9599" calcext:value-type="float">
            <text:p>9599</text:p>
          </table:table-cell>
          <table:table-cell table:formula="of:=SUM([.B20:.K20])/10" office:value-type="float" office:value="10241.3" calcext:value-type="float">
            <text:p>10241,3</text:p>
          </table:table-cell>
        </table:table-row>
        <table:table-row table:style-name="ro1">
          <table:table-cell office:value-type="string" calcext:value-type="string">
            <text:p>Versión 4</text:p>
          </table:table-cell>
          <table:table-cell office:value-type="float" office:value="4624" calcext:value-type="float">
            <text:p>4624</text:p>
          </table:table-cell>
          <table:table-cell office:value-type="float" office:value="4747" calcext:value-type="float">
            <text:p>4747</text:p>
          </table:table-cell>
          <table:table-cell office:value-type="float" office:value="4797" calcext:value-type="float">
            <text:p>4797</text:p>
          </table:table-cell>
          <table:table-cell office:value-type="float" office:value="7673" calcext:value-type="float">
            <text:p>7673</text:p>
          </table:table-cell>
          <table:table-cell office:value-type="float" office:value="4697" calcext:value-type="float">
            <text:p>4697</text:p>
          </table:table-cell>
          <table:table-cell office:value-type="float" office:value="5975" calcext:value-type="float">
            <text:p>5975</text:p>
          </table:table-cell>
          <table:table-cell office:value-type="float" office:value="4676" calcext:value-type="float">
            <text:p>4676</text:p>
          </table:table-cell>
          <table:table-cell office:value-type="float" office:value="4524" calcext:value-type="float">
            <text:p>4524</text:p>
          </table:table-cell>
          <table:table-cell office:value-type="float" office:value="4692" calcext:value-type="float">
            <text:p>4692</text:p>
          </table:table-cell>
          <table:table-cell office:value-type="float" office:value="4662" calcext:value-type="float">
            <text:p>4662</text:p>
          </table:table-cell>
          <table:table-cell table:formula="of:=SUM([.B21:.K21])/10" office:value-type="float" office:value="5106.7" calcext:value-type="float">
            <text:p>5106,7</text:p>
          </table:table-cell>
        </table:table-row>
        <table:table-row table:style-name="ro1">
          <table:table-cell office:value-type="string" calcext:value-type="string">
            <text:p>Versión 5</text:p>
          </table:table-cell>
          <table:table-cell office:value-type="float" office:value="499" calcext:value-type="float">
            <text:p>499</text:p>
          </table:table-cell>
          <table:table-cell office:value-type="float" office:value="473" calcext:value-type="float">
            <text:p>473</text:p>
          </table:table-cell>
          <table:table-cell office:value-type="float" office:value="450" calcext:value-type="float">
            <text:p>450</text:p>
          </table:table-cell>
          <table:table-cell office:value-type="float" office:value="780" calcext:value-type="float">
            <text:p>780</text:p>
          </table:table-cell>
          <table:table-cell office:value-type="float" office:value="449" calcext:value-type="float">
            <text:p>449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462" calcext:value-type="float">
            <text:p>462</text:p>
          </table:table-cell>
          <table:table-cell office:value-type="float" office:value="475" calcext:value-type="float">
            <text:p>475</text:p>
          </table:table-cell>
          <table:table-cell table:formula="of:=SUM([.B22:.K22])/10" office:value-type="float" office:value="489.6" calcext:value-type="float">
            <text:p>489,6</text:p>
          </table:table-cell>
        </table:table-row>
        <table:table-row table:style-name="ro1">
          <table:table-cell office:value-type="string" calcext:value-type="string">
            <text:p>Versión 6</text:p>
          </table:table-cell>
          <table:table-cell office:value-type="float" office:value="524" calcext:value-type="float">
            <text:p>524</text:p>
          </table:table-cell>
          <table:table-cell office:value-type="float" office:value="560" calcext:value-type="float">
            <text:p>560</text:p>
          </table:table-cell>
          <table:table-cell office:value-type="float" office:value="538" calcext:value-type="float">
            <text:p>538</text:p>
          </table:table-cell>
          <table:table-cell office:value-type="float" office:value="842" calcext:value-type="float">
            <text:p>842</text:p>
          </table:table-cell>
          <table:table-cell office:value-type="float" office:value="523" calcext:value-type="float">
            <text:p>523</text:p>
          </table:table-cell>
          <table:table-cell office:value-type="float" office:value="504" calcext:value-type="float">
            <text:p>504</text:p>
          </table:table-cell>
          <table:table-cell office:value-type="float" office:value="557" calcext:value-type="float">
            <text:p>557</text:p>
          </table:table-cell>
          <table:table-cell office:value-type="float" office:value="590" calcext:value-type="float">
            <text:p>590</text:p>
          </table:table-cell>
          <table:table-cell office:value-type="float" office:value="536" calcext:value-type="float">
            <text:p>536</text:p>
          </table:table-cell>
          <table:table-cell office:value-type="float" office:value="570" calcext:value-type="float">
            <text:p>570</text:p>
          </table:table-cell>
          <table:table-cell table:formula="of:=SUM([.B23:.K23])/10" office:value-type="float" office:value="574.4" calcext:value-type="float">
            <text:p>574,4</text:p>
          </table:table-cell>
        </table:table-row>
        <table:table-row table:style-name="ro1">
          <table:table-cell table:style-name="ce10"/>
          <table:table-cell table:style-name="Default" table:number-columns-repeated="10"/>
          <table:table-cell table:style-name="ce37"/>
        </table:table-row>
        <table:table-row table:style-name="ro1">
          <table:table-cell table:style-name="ce83"/>
          <table:table-cell table:style-name="ce88" table:number-columns-repeated="3"/>
          <table:table-cell table:style-name="ce83"/>
          <table:table-cell table:style-name="ce87"/>
          <table:table-cell table:style-name="ce89"/>
          <table:table-cell table:style-name="ce87"/>
          <table:table-cell table:style-name="Default" table:number-columns-repeated="4"/>
        </table:table-row>
        <table:table-row table:style-name="ro1">
          <table:table-cell table:style-name="ce93"/>
          <table:table-cell table:style-name="ce98" office:value-type="string" calcext:value-type="string">
            <text:p>“O0”</text:p>
          </table:table-cell>
          <table:table-cell table:style-name="ce99" office:value-type="string" calcext:value-type="string">
            <text:p>“O1”</text:p>
          </table:table-cell>
          <table:table-cell table:style-name="ce98" office:value-type="string" calcext:value-type="string">
            <text:p>“O2”</text:p>
          </table:table-cell>
          <table:table-cell table:style-name="ce83"/>
          <table:table-cell table:style-name="ce88" table:number-columns-repeated="3"/>
          <table:table-cell table:style-name="Default" table:number-columns-repeated="4"/>
        </table:table-row>
        <table:table-row table:style-name="ro1">
          <table:table-cell table:style-name="ce93" office:value-type="string" calcext:value-type="string">
            <text:p>Versión 1</text:p>
          </table:table-cell>
          <table:table-cell table:style-name="ce95" table:formula="of:=[.L2]" office:value-type="float" office:value="76666.8" calcext:value-type="float">
            <text:p>76666,8</text:p>
          </table:table-cell>
          <table:table-cell table:style-name="ce95" table:formula="of:=[.L10]" office:value-type="float" office:value="27742.8" calcext:value-type="float">
            <text:p>27742,8</text:p>
          </table:table-cell>
          <table:table-cell table:style-name="ce95" table:formula="of:=[.L18]" office:value-type="float" office:value="30732.3" calcext:value-type="float">
            <text:p>30732,3</text:p>
          </table:table-cell>
          <table:table-cell table:style-name="ce83"/>
          <table:table-cell table:style-name="ce87"/>
          <table:table-cell table:style-name="ce89"/>
          <table:table-cell table:style-name="ce87"/>
          <table:table-cell table:style-name="Default" table:number-columns-repeated="4"/>
        </table:table-row>
        <table:table-row table:style-name="ro1">
          <table:table-cell table:style-name="ce93" office:value-type="string" calcext:value-type="string">
            <text:p>Versión 2</text:p>
          </table:table-cell>
          <table:table-cell table:style-name="ce95" table:formula="of:=[.L3]" office:value-type="float" office:value="38907" calcext:value-type="float">
            <text:p>38907</text:p>
          </table:table-cell>
          <table:table-cell table:style-name="ce95" table:formula="of:=[.L11]" office:value-type="float" office:value="8261.1" calcext:value-type="float">
            <text:p>8261,1</text:p>
          </table:table-cell>
          <table:table-cell table:style-name="ce95" table:formula="of:=[.L19]" office:value-type="float" office:value="12112.2" calcext:value-type="float">
            <text:p>12112,2</text:p>
          </table:table-cell>
          <table:table-cell table:style-name="ce83"/>
          <table:table-cell table:style-name="ce88" table:number-columns-repeated="3"/>
          <table:table-cell table:style-name="Default" table:number-columns-repeated="4"/>
        </table:table-row>
        <table:table-row table:style-name="ro1">
          <table:table-cell table:style-name="ce93" office:value-type="string" calcext:value-type="string">
            <text:p>Versión 3</text:p>
          </table:table-cell>
          <table:table-cell table:style-name="ce95" table:formula="of:=[.L4]" office:value-type="float" office:value="10634" calcext:value-type="float">
            <text:p>10634</text:p>
          </table:table-cell>
          <table:table-cell table:style-name="ce95" table:formula="of:=[.L12]" office:value-type="float" office:value="12081.5" calcext:value-type="float">
            <text:p>12081,5</text:p>
          </table:table-cell>
          <table:table-cell table:style-name="ce95" table:formula="of:=[.L20]" office:value-type="float" office:value="10241.3" calcext:value-type="float">
            <text:p>10241,3</text:p>
          </table:table-cell>
          <table:table-cell table:style-name="ce83"/>
          <table:table-cell table:style-name="ce88" table:number-columns-repeated="3"/>
          <table:table-cell table:style-name="Default" table:number-columns-repeated="4"/>
        </table:table-row>
        <table:table-row table:style-name="ro1">
          <table:table-cell table:style-name="ce93" office:value-type="string" calcext:value-type="string">
            <text:p><text:span text:style-name="T1">Versión </text:span>4</text:p>
          </table:table-cell>
          <table:table-cell table:style-name="ce95" table:formula="of:=[.L5]" office:value-type="float" office:value="20151.2" calcext:value-type="float">
            <text:p>20151,2</text:p>
          </table:table-cell>
          <table:table-cell table:style-name="ce95" table:formula="of:=[.L13]" office:value-type="float" office:value="5255.9" calcext:value-type="float">
            <text:p>5255,9</text:p>
          </table:table-cell>
          <table:table-cell table:style-name="ce95" table:formula="of:=[.L21]" office:value-type="float" office:value="5106.7" calcext:value-type="float">
            <text:p>5106,7</text:p>
          </table:table-cell>
          <table:table-cell table:style-name="ce83"/>
          <table:table-cell table:style-name="ce88" table:number-columns-repeated="3"/>
          <table:table-cell table:style-name="Default" table:number-columns-repeated="4"/>
        </table:table-row>
        <table:table-row table:style-name="ro1">
          <table:table-cell table:style-name="ce93" office:value-type="string" calcext:value-type="string">
            <text:p><text:span text:style-name="T1">Versión </text:span>5</text:p>
          </table:table-cell>
          <table:table-cell table:style-name="ce95" table:formula="of:=[.L6]" office:value-type="float" office:value="752.2" calcext:value-type="float">
            <text:p>752,2</text:p>
          </table:table-cell>
          <table:table-cell table:style-name="ce95" table:formula="of:=[.L14]" office:value-type="float" office:value="493.8" calcext:value-type="float">
            <text:p>493,8</text:p>
          </table:table-cell>
          <table:table-cell table:style-name="ce95" table:formula="of:=[.L22]" office:value-type="float" office:value="489.6" calcext:value-type="float">
            <text:p>489,6</text:p>
          </table:table-cell>
          <table:table-cell table:style-name="ce83"/>
          <table:table-cell table:style-name="ce88" table:number-columns-repeated="3"/>
          <table:table-cell table:style-name="Default" table:number-columns-repeated="4"/>
        </table:table-row>
        <table:table-row table:style-name="ro1">
          <table:table-cell table:style-name="ce93" office:value-type="string" calcext:value-type="string">
            <text:p>Versión 6</text:p>
          </table:table-cell>
          <table:table-cell table:style-name="ce95" table:formula="of:=[.L7]" office:value-type="float" office:value="2559.3" calcext:value-type="float">
            <text:p>2559,3</text:p>
          </table:table-cell>
          <table:table-cell table:style-name="ce95" table:formula="of:=[.L15]" office:value-type="float" office:value="560.7" calcext:value-type="float">
            <text:p>560,7</text:p>
          </table:table-cell>
          <table:table-cell table:style-name="ce95" table:formula="of:=[.L23]" office:value-type="float" office:value="574.4" calcext:value-type="float">
            <text:p>574,4</text:p>
          </table:table-cell>
          <table:table-cell table:style-name="ce83"/>
          <table:table-cell table:style-name="ce88" table:number-columns-repeated="3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83"/>
          <table:table-cell table:style-name="ce88"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Noto Sans CJK SC Regular" style:font-family-asian="'Noto Sans CJK SC Regular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17:49:00.5792179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</meta:initial-creator>
    <meta:creation-date>2017-12-07T13:58:09</meta:creation-date>
    <dc:date>2018-12-02T17:51:08.290709439</dc:date>
    <meta:generator>LibreOffice/6.0.6.2$Linux_X86_64 LibreOffice_project/00m0$Build-2</meta:generator>
    <meta:editing-duration>PT1H36M30S</meta:editing-duration>
    <meta:editing-cycles>30</meta:editing-cycles>
    <meta:document-statistic meta:table-count="2" meta:cell-count="558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59cm" svg:height="7.796cm" xlink:href=".." xlink:type="simple" chart:class="chart:bar" chart:style-name="ch1">
        <chart:legend chart:legend-position="end" svg:x="12.442cm" svg:y="3.101cm" style:legend-expansion="high" chart:style-name="ch2"/>
        <chart:plot-area chart:style-name="ch3" table:cell-range-address="Popcount.A30:Popcount.D32 Popcount.B26:Popcount.D26" chart:data-source-has-labels="both" svg:x="0.277cm" svg:y="0.155cm" svg:width="11.888cm" svg:height="7.4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79cm" svg:y="0.155cm" svg:width="10.392cm" svg:height="6.8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opcount.A30:Popcount.A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opcount.B30:Popcount.B32" chart:label-cell-address="Popcount.B26:Popcount.B26" chart:class="chart:bar">
            <chart:data-point chart:repeated="3"/>
          </chart:series>
          <chart:series chart:style-name="ch8" chart:values-cell-range-address="Popcount.C30:Popcount.C32" chart:label-cell-address="Popcount.C26:Popcount.C26" chart:class="chart:bar">
            <chart:data-point chart:repeated="3"/>
          </chart:series>
          <chart:series chart:style-name="ch9" chart:values-cell-range-address="Popcount.D30:Popcount.D32" chart:label-cell-address="Popcount.D26:Popcount.D2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O0”</text:p>
                <draw:g>
                  <svg:desc>Popcount.B26:Popcount.B26</svg:desc>
                </draw:g>
              </table:table-cell>
              <table:table-cell office:value-type="string">
                <text:p>“O1”</text:p>
                <draw:g>
                  <svg:desc>Popcount.C26:Popcount.C26</svg:desc>
                </draw:g>
              </table:table-cell>
              <table:table-cell office:value-type="string">
                <text:p>“O2”</text:p>
                <draw:g>
                  <svg:desc>Popcount.D26:Popcount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sión 4</text:p>
                <draw:g>
                  <svg:desc>Popcount.A30:Popcount.A32</svg:desc>
                </draw:g>
              </table:table-cell>
              <table:table-cell office:value-type="float" office:value="20151.2">
                <text:p>20151.2</text:p>
                <draw:g>
                  <svg:desc>Popcount.B30:Popcount.B32</svg:desc>
                </draw:g>
              </table:table-cell>
              <table:table-cell office:value-type="float" office:value="5255.9">
                <text:p>5255.9</text:p>
                <draw:g>
                  <svg:desc>Popcount.C30:Popcount.C32</svg:desc>
                </draw:g>
              </table:table-cell>
              <table:table-cell office:value-type="float" office:value="5106.7">
                <text:p>5106.7</text:p>
                <draw:g>
                  <svg:desc>Popcount.D30:Popcount.D32</svg:desc>
                </draw:g>
              </table:table-cell>
            </table:table-row>
            <table:table-row>
              <table:table-cell office:value-type="string">
                <text:p>Versión 5</text:p>
              </table:table-cell>
              <table:table-cell office:value-type="float" office:value="752.2">
                <text:p>752.2</text:p>
              </table:table-cell>
              <table:table-cell office:value-type="float" office:value="493.8">
                <text:p>493.8</text:p>
              </table:table-cell>
              <table:table-cell office:value-type="float" office:value="489.6">
                <text:p>489.6</text:p>
              </table:table-cell>
            </table:table-row>
            <table:table-row>
              <table:table-cell office:value-type="string">
                <text:p>Versión 6</text:p>
              </table:table-cell>
              <table:table-cell office:value-type="float" office:value="2559.3">
                <text:p>2559.3</text:p>
              </table:table-cell>
              <table:table-cell office:value-type="float" office:value="560.7">
                <text:p>560.7</text:p>
              </table:table-cell>
              <table:table-cell office:value-type="float" office:value="574.4">
                <text:p>57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1cm" svg:height="8.106cm" xlink:href=".." xlink:type="simple" chart:class="chart:bar" chart:style-name="ch1">
        <chart:legend chart:legend-position="end" svg:x="12.993cm" svg:y="3.256cm" style:legend-expansion="high" chart:style-name="ch2"/>
        <chart:plot-area chart:style-name="ch3" table:cell-range-address="Parity.A26:Parity.D26 Parity.A30:Parity.D32" chart:data-source-has-labels="both" svg:x="0.288cm" svg:y="0.162cm" svg:width="12.417cm" svg:height="7.7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65cm" svg:y="0.182cm" svg:width="11.012cm" svg:height="7.0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arity.A30:Parity.A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arity.B30:Parity.B32" chart:label-cell-address="Parity.B26:Parity.B26" chart:class="chart:bar">
            <chart:data-point chart:repeated="3"/>
          </chart:series>
          <chart:series chart:style-name="ch8" chart:values-cell-range-address="Parity.C30:Parity.C32" chart:label-cell-address="Parity.C26:Parity.C26" chart:class="chart:bar">
            <chart:data-point chart:repeated="3"/>
          </chart:series>
          <chart:series chart:style-name="ch9" chart:values-cell-range-address="Parity.D30:Parity.D32" chart:label-cell-address="Parity.D26:Parity.D2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O0”</text:p>
                <draw:g>
                  <svg:desc>Parity.B26:Parity.B26</svg:desc>
                </draw:g>
              </table:table-cell>
              <table:table-cell office:value-type="string">
                <text:p>“O1”</text:p>
                <draw:g>
                  <svg:desc>Parity.C26:Parity.C26</svg:desc>
                </draw:g>
              </table:table-cell>
              <table:table-cell office:value-type="string">
                <text:p>“O2”</text:p>
                <draw:g>
                  <svg:desc>Parity.D26:Parity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sión 4</text:p>
                <draw:g>
                  <svg:desc>Parity.A30:Parity.A32</svg:desc>
                </draw:g>
              </table:table-cell>
              <table:table-cell office:value-type="float" office:value="9819.8">
                <text:p>9819.8</text:p>
                <draw:g>
                  <svg:desc>Parity.B30:Parity.B32</svg:desc>
                </draw:g>
              </table:table-cell>
              <table:table-cell office:value-type="float" office:value="6699">
                <text:p>6699</text:p>
                <draw:g>
                  <svg:desc>Parity.C30:Parity.C32</svg:desc>
                </draw:g>
              </table:table-cell>
              <table:table-cell office:value-type="float" office:value="6549.9">
                <text:p>6549.9</text:p>
                <draw:g>
                  <svg:desc>Parity.D30:Parity.D32</svg:desc>
                </draw:g>
              </table:table-cell>
            </table:table-row>
            <table:table-row>
              <table:table-cell office:value-type="string">
                <text:p>Versión 5</text:p>
              </table:table-cell>
              <table:table-cell office:value-type="float" office:value="11610.8">
                <text:p>11610.8</text:p>
              </table:table-cell>
              <table:table-cell office:value-type="float" office:value="5001.9">
                <text:p>5001.9</text:p>
              </table:table-cell>
              <table:table-cell office:value-type="float" office:value="3974.9">
                <text:p>3974.9</text:p>
              </table:table-cell>
            </table:table-row>
            <table:table-row>
              <table:table-cell office:value-type="string">
                <text:p>Versión 6</text:p>
              </table:table-cell>
              <table:table-cell office:value-type="float" office:value="3003.6">
                <text:p>3003.6</text:p>
              </table:table-cell>
              <table:table-cell office:value-type="float" office:value="936.4">
                <text:p>936.4</text:p>
              </table:table-cell>
              <table:table-cell office:value-type="float" office:value="940.3">
                <text:p>94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581cm" svg:y="3.705cm" style:legend-expansion="high" chart:style-name="ch2"/>
        <chart:plot-area chart:style-name="ch3" table:cell-range-address="Parity.A27:Parity.D32 Parity.B26:Parity.D26" chart:data-source-has-labels="both" svg:x="0.319cm" svg:y="0.18cm" svg:width="13.943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09cm" svg:y="0.18cm" svg:width="12.326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arity.A27:Parity.A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arity.B27:Parity.B32" chart:label-cell-address="Parity.B26:Parity.B26" chart:class="chart:bar">
            <chart:data-point chart:repeated="6"/>
          </chart:series>
          <chart:series chart:style-name="ch8" chart:values-cell-range-address="Parity.C27:Parity.C32" chart:label-cell-address="Parity.C26:Parity.C26" chart:class="chart:bar">
            <chart:data-point chart:repeated="6"/>
          </chart:series>
          <chart:series chart:style-name="ch9" chart:values-cell-range-address="Parity.D27:Parity.D32" chart:label-cell-address="Parity.D26:Parity.D2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O0”</text:p>
                <draw:g>
                  <svg:desc>Parity.B26:Parity.B26</svg:desc>
                </draw:g>
              </table:table-cell>
              <table:table-cell office:value-type="string">
                <text:p>“O1”</text:p>
                <draw:g>
                  <svg:desc>Parity.C26:Parity.C26</svg:desc>
                </draw:g>
              </table:table-cell>
              <table:table-cell office:value-type="string">
                <text:p>“O2”</text:p>
                <draw:g>
                  <svg:desc>Parity.D26:Parity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sión 1</text:p>
                <draw:g>
                  <svg:desc>Parity.A27:Parity.A32</svg:desc>
                </draw:g>
              </table:table-cell>
              <table:table-cell office:value-type="float" office:value="77798.4">
                <text:p>77798.4</text:p>
                <draw:g>
                  <svg:desc>Parity.B27:Parity.B32</svg:desc>
                </draw:g>
              </table:table-cell>
              <table:table-cell office:value-type="float" office:value="31779.2">
                <text:p>31779.2</text:p>
                <draw:g>
                  <svg:desc>Parity.C27:Parity.C32</svg:desc>
                </draw:g>
              </table:table-cell>
              <table:table-cell office:value-type="float" office:value="25896.9">
                <text:p>25896.9</text:p>
                <draw:g>
                  <svg:desc>Parity.D27:Parity.D32</svg:desc>
                </draw:g>
              </table:table-cell>
            </table:table-row>
            <table:table-row>
              <table:table-cell office:value-type="string">
                <text:p>Versión 2</text:p>
              </table:table-cell>
              <table:table-cell office:value-type="float" office:value="75861.4">
                <text:p>75861.4</text:p>
              </table:table-cell>
              <table:table-cell office:value-type="float" office:value="26119.9">
                <text:p>26119.9</text:p>
              </table:table-cell>
              <table:table-cell office:value-type="float" office:value="30671.5">
                <text:p>30671.5</text:p>
              </table:table-cell>
            </table:table-row>
            <table:table-row>
              <table:table-cell office:value-type="string">
                <text:p>Versión 3</text:p>
              </table:table-cell>
              <table:table-cell office:value-type="float" office:value="39920.3">
                <text:p>39920.3</text:p>
              </table:table-cell>
              <table:table-cell office:value-type="float" office:value="8116.2">
                <text:p>8116.2</text:p>
              </table:table-cell>
              <table:table-cell office:value-type="float" office:value="7462.7">
                <text:p>7462.7</text:p>
              </table:table-cell>
            </table:table-row>
            <table:table-row>
              <table:table-cell office:value-type="string">
                <text:p>Versión 4</text:p>
              </table:table-cell>
              <table:table-cell office:value-type="float" office:value="9819.8">
                <text:p>9819.8</text:p>
              </table:table-cell>
              <table:table-cell office:value-type="float" office:value="6699">
                <text:p>6699</text:p>
              </table:table-cell>
              <table:table-cell office:value-type="float" office:value="6549.9">
                <text:p>6549.9</text:p>
              </table:table-cell>
            </table:table-row>
            <table:table-row>
              <table:table-cell office:value-type="string">
                <text:p>Versión 5</text:p>
              </table:table-cell>
              <table:table-cell office:value-type="float" office:value="11610.8">
                <text:p>11610.8</text:p>
              </table:table-cell>
              <table:table-cell office:value-type="float" office:value="5001.9">
                <text:p>5001.9</text:p>
              </table:table-cell>
              <table:table-cell office:value-type="float" office:value="3974.9">
                <text:p>3974.9</text:p>
              </table:table-cell>
            </table:table-row>
            <table:table-row>
              <table:table-cell office:value-type="string">
                <text:p>Versión 6</text:p>
              </table:table-cell>
              <table:table-cell office:value-type="float" office:value="3003.6">
                <text:p>3003.6</text:p>
              </table:table-cell>
              <table:table-cell office:value-type="float" office:value="936.4">
                <text:p>936.4</text:p>
              </table:table-cell>
              <table:table-cell office:value-type="float" office:value="940.3">
                <text:p>94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581cm" svg:y="3.706cm" style:legend-expansion="high" chart:style-name="ch2"/>
        <chart:plot-area chart:style-name="ch3" table:cell-range-address="Popcount.A27:Popcount.D32 Popcount.B26:Popcount.D26" chart:data-source-has-labels="both" svg:x="0.319cm" svg:y="0.18cm" svg:width="13.943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05cm" svg:y="0.18cm" svg:width="12.334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opcount.A27:Popcount.A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opcount.B27:Popcount.B32" chart:label-cell-address="Popcount.B26:Popcount.B26" chart:class="chart:bar">
            <chart:data-point chart:repeated="6"/>
          </chart:series>
          <chart:series chart:style-name="ch8" chart:values-cell-range-address="Popcount.C27:Popcount.C32" chart:label-cell-address="Popcount.C26:Popcount.C26" chart:class="chart:bar">
            <chart:data-point chart:repeated="6"/>
          </chart:series>
          <chart:series chart:style-name="ch9" chart:values-cell-range-address="Popcount.D27:Popcount.D32" chart:label-cell-address="Popcount.D26:Popcount.D2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O0”</text:p>
                <draw:g>
                  <svg:desc>Popcount.B26:Popcount.B26</svg:desc>
                </draw:g>
              </table:table-cell>
              <table:table-cell office:value-type="string">
                <text:p>“O1”</text:p>
                <draw:g>
                  <svg:desc>Popcount.C26:Popcount.C26</svg:desc>
                </draw:g>
              </table:table-cell>
              <table:table-cell office:value-type="string">
                <text:p>“O2”</text:p>
                <draw:g>
                  <svg:desc>Popcount.D26:Popcount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sión 1</text:p>
                <draw:g>
                  <svg:desc>Popcount.A27:Popcount.A32</svg:desc>
                </draw:g>
              </table:table-cell>
              <table:table-cell office:value-type="float" office:value="76666.8">
                <text:p>76666.8</text:p>
                <draw:g>
                  <svg:desc>Popcount.B27:Popcount.B32</svg:desc>
                </draw:g>
              </table:table-cell>
              <table:table-cell office:value-type="float" office:value="27742.8">
                <text:p>27742.8</text:p>
                <draw:g>
                  <svg:desc>Popcount.C27:Popcount.C32</svg:desc>
                </draw:g>
              </table:table-cell>
              <table:table-cell office:value-type="float" office:value="30732.3">
                <text:p>30732.3</text:p>
                <draw:g>
                  <svg:desc>Popcount.D27:Popcount.D32</svg:desc>
                </draw:g>
              </table:table-cell>
            </table:table-row>
            <table:table-row>
              <table:table-cell office:value-type="string">
                <text:p>Versión 2</text:p>
              </table:table-cell>
              <table:table-cell office:value-type="float" office:value="38907">
                <text:p>38907</text:p>
              </table:table-cell>
              <table:table-cell office:value-type="float" office:value="8261.1">
                <text:p>8261.1</text:p>
              </table:table-cell>
              <table:table-cell office:value-type="float" office:value="12112.2">
                <text:p>12112.2</text:p>
              </table:table-cell>
            </table:table-row>
            <table:table-row>
              <table:table-cell office:value-type="string">
                <text:p>Versión 3</text:p>
              </table:table-cell>
              <table:table-cell office:value-type="float" office:value="10634">
                <text:p>10634</text:p>
              </table:table-cell>
              <table:table-cell office:value-type="float" office:value="12081.5">
                <text:p>12081.5</text:p>
              </table:table-cell>
              <table:table-cell office:value-type="float" office:value="10241.3">
                <text:p>10241.3</text:p>
              </table:table-cell>
            </table:table-row>
            <table:table-row>
              <table:table-cell office:value-type="string">
                <text:p>Versión 4</text:p>
              </table:table-cell>
              <table:table-cell office:value-type="float" office:value="20151.2">
                <text:p>20151.2</text:p>
              </table:table-cell>
              <table:table-cell office:value-type="float" office:value="5255.9">
                <text:p>5255.9</text:p>
              </table:table-cell>
              <table:table-cell office:value-type="float" office:value="5106.7">
                <text:p>5106.7</text:p>
              </table:table-cell>
            </table:table-row>
            <table:table-row>
              <table:table-cell office:value-type="string">
                <text:p>Versión 5</text:p>
              </table:table-cell>
              <table:table-cell office:value-type="float" office:value="752.2">
                <text:p>752.2</text:p>
              </table:table-cell>
              <table:table-cell office:value-type="float" office:value="493.8">
                <text:p>493.8</text:p>
              </table:table-cell>
              <table:table-cell office:value-type="float" office:value="489.6">
                <text:p>489.6</text:p>
              </table:table-cell>
            </table:table-row>
            <table:table-row>
              <table:table-cell office:value-type="string">
                <text:p>Versión 6</text:p>
              </table:table-cell>
              <table:table-cell office:value-type="float" office:value="2559.3">
                <text:p>2559.3</text:p>
              </table:table-cell>
              <table:table-cell office:value-type="float" office:value="560.7">
                <text:p>560.7</text:p>
              </table:table-cell>
              <table:table-cell office:value-type="float" office:value="574.4">
                <text:p>574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